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sql&gt; show tables;</text:p>
      <text:p text:style-name="P1">+-----------------+</text:p>
      <text:p text:style-name="P1">| Tables_in_pgdac |</text:p>
      <text:p text:style-name="P1">+-----------------+</text:p>
      <text:p text:style-name="P1">| student <text:s text:c="8"/>|</text:p>
      <text:p text:style-name="P1">| student1 <text:s text:c="7"/>|</text:p>
      <text:p text:style-name="P1">+-----------------+</text:p>
      <text:p text:style-name="P1">2 rows in set (0.01 sec)</text:p>
      <text:p text:style-name="P1"/>
      <text:p text:style-name="P1">mysql&gt; create table student2 </text:p>
      <text:p text:style-name="P1"><text:s text:c="4"/>-&gt; (roll int autoincrement,</text:p>
      <text:p text:style-name="P1"><text:s text:c="4"/>-&gt; name varchar(10) not null,</text:p>
      <text:p text:style-name="P1"><text:s text:c="4"/>-&gt; marks float, <text:s text:c="27"/></text:p>
      <text:p text:style-name="P1"><text:s text:c="4"/>-&gt; primary key(roll));</text:p>
      <text:p text:style-name="P1">ERROR 1064 (42000): You have an error in your SQL syntax; check the manual that corresponds to your MySQL server version for the right syntax to use near 'autoincrement,</text:p>
      <text:p text:style-name="P1">name varchar(10) not null,</text:p>
      <text:p text:style-name="P1">marks float,</text:p>
      <text:p text:style-name="P1">primary key(roll))' at line 2</text:p>
      <text:p text:style-name="P1">mysql&gt; </text:p>
      <text:p text:style-name="P1">mysql&gt; create table student2 <text:s/>(roll int auto_increment, name varchar(10) not null, marks float, primary key(roll));</text:p>
      <text:p text:style-name="P1">Query OK, 0 rows affected (1.39 sec)</text:p>
      <text:p text:style-name="P1"/>
      <text:p text:style-name="P1">mysql&gt; desc student2;</text:p>
      <text:p text:style-name="P1">+-------+-------------+------+-----+---------+----------------+</text:p>
      <text:p text:style-name="P1">| Field | Type <text:s text:c="7"/>| Null | Key | Default | Extra <text:s text:c="9"/>|</text:p>
      <text:p text:style-name="P1">+-------+-------------+------+-----+---------+----------------+</text:p>
      <text:p text:style-name="P1">| roll <text:s/>| int <text:s text:c="8"/>| NO <text:s text:c="2"/>| PRI | NULL <text:s text:c="3"/>| auto_increment |</text:p>
      <text:p text:style-name="P1">| name <text:s/>| varchar(10) | NO <text:s text:c="2"/>| <text:s text:c="4"/>| NULL <text:s text:c="3"/>| <text:s text:c="15"/>|</text:p>
      <text:p text:style-name="P1">| marks | float <text:s text:c="6"/>| YES <text:s/>| <text:s text:c="4"/>| NULL <text:s text:c="3"/>| <text:s text:c="15"/>|</text:p>
      <text:p text:style-name="P1">+-------+-------------+------+-----+---------+----------------+</text:p>
      <text:p text:style-name="P1">3 rows in set (0.01 sec)</text:p>
      <text:p text:style-name="P1"/>
      <text:p text:style-name="P1">mysql&gt; insert into student2 values(1,'Amit',67.77);</text:p>
      <text:p text:style-name="P1">Query OK, 1 row affected (0.09 sec)</text:p>
      <text:p text:style-name="P1"/>
      <text:p text:style-name="P1">mysql&gt; insert into student2 values(1,'Asha',78.44);</text:p>
      <text:p text:style-name="P1">ERROR 1062 (23000): Duplicate entry '1' for key 'student2.PRIMARY'</text:p>
      <text:p text:style-name="P1">mysql&gt; insert into student2 (name,marks) values('Asha',78.44);</text:p>
      <text:p text:style-name="P1">Query OK, 1 row affected (0.17 sec)</text:p>
      <text:p text:style-name="P1"/>
      <text:p text:style-name="P1">mysql&gt; select * from student2;</text:p>
      <text:p text:style-name="P1">+------+------+-------+</text:p>
      <text:p text:style-name="P1">| roll | name | marks |</text:p>
      <text:p text:style-name="P1">+------+------+-------+</text:p>
      <text:p text:style-name="P1">| <text:s text:c="3"/>1 | Amit | 67.77 |</text:p>
      <text:p text:style-name="P1">| <text:s text:c="3"/>2 | Asha | 78.44 |</text:p>
      <text:p text:style-name="P1">+------+------+-------+</text:p>
      <text:p text:style-name="P1">2 rows in set (0.00 sec)</text:p>
      <text:p text:style-name="P1"/>
      <text:p text:style-name="P1"><text:soft-page-break/>mysql&gt; create table student2 <text:s/>(roll int auto_increment, name varchar(10) not null, marks float, primary key(roll));</text:p>
      <text:p text:style-name="P1">ERROR 1050 (42S01): Table 'student2' already exists</text:p>
      <text:p text:style-name="P1">mysql&gt; create table if not exists student2 <text:s/>(roll int auto_increme</text:p>
      <text:p text:style-name="P1">nt, name varchar(10) not null, marks float, primary key(roll));</text:p>
      <text:p text:style-name="P1">Query OK, 0 rows affected, 1 warning (0.15 sec)</text:p>
      <text:p text:style-name="P1"/>
      <text:p text:style-name="P1">mysql&gt; drop table student2;</text:p>
      <text:p text:style-name="P1">Query OK, 0 rows affected (1.01 sec)</text:p>
      <text:p text:style-name="P1"/>
      <text:p text:style-name="P1">mysql&gt; create table if not exists student2 <text:s/>(roll int auto_increment, name varchar(10) not null, marks float, primary key(roll));</text:p>
      <text:p text:style-name="P1">Query OK, 0 rows affected (1.92 sec)</text:p>
      <text:p text:style-name="P1"/>
      <text:p text:style-name="P1">mysql&gt; insert into student2 (name,marks) values('Asha',78.44);</text:p>
      <text:p text:style-name="P1">Query OK, 1 row affected (0.11 sec)</text:p>
      <text:p text:style-name="P1"/>
      <text:p text:style-name="P1">mysql&gt; select * from student2;</text:p>
      <text:p text:style-name="P1">+------+------+-------+</text:p>
      <text:p text:style-name="P1">| roll | name | marks |</text:p>
      <text:p text:style-name="P1">+------+------+-------+</text:p>
      <text:p text:style-name="P1">| <text:s text:c="3"/>1 | Asha | 78.44 |</text:p>
      <text:p text:style-name="P1">+------+------+-------+</text:p>
      <text:p text:style-name="P1">1 row in set (0.00 sec)</text:p>
      <text:p text:style-name="P1"/>
      <text:p text:style-name="P1">mysql&gt; </text:p>
      <text:p text:style-name="P1">mysql&gt; drop table student2;</text:p>
      <text:p text:style-name="P1">Query OK, 0 rows affected (0.84 sec)</text:p>
      <text:p text:style-name="P1"/>
      <text:p text:style-name="P1">mysql&gt; create table if not exists student2 <text:s/>(roll int, name varchar(10) not null, marks float, contact bigint unique);</text:p>
      <text:p text:style-name="P1">Query OK, 0 rows affected (0.94 sec)</text:p>
      <text:p text:style-name="P1"/>
      <text:p text:style-name="P1">mysql&gt; insert into student2 (name,marks) values(1,'Asha',78.44,8946755656);</text:p>
      <text:p text:style-name="P1">ERROR 1136 (21S01): Column count doesn't match value count at row 1</text:p>
      <text:p text:style-name="P1">mysql&gt; insert into student2 values(1,'Asha',78.44,8946755656);</text:p>
      <text:p text:style-name="P1">Query OK, 1 row affected (0.19 sec)</text:p>
      <text:p text:style-name="P1"/>
      <text:p text:style-name="P1">mysql&gt; insert into student2 values(2,'Rajan',67.23,9800878677);</text:p>
      <text:p text:style-name="P1">Query OK, 1 row affected (0.16 sec)</text:p>
      <text:p text:style-name="P1"/>
      <text:p text:style-name="P1">mysql&gt; insert into student2 values(3,'Alisha',82.34,8946755656);</text:p>
      <text:p text:style-name="P1">ERROR 1062 (23000): Duplicate entry '8946755656' for key 'student2.contact'</text:p>
      <text:p text:style-name="P1">mysql&gt; </text:p>
      <text:p text:style-name="P1">mysql&gt; drop table student2;</text:p>
      <text:p text:style-name="P1">Query OK, 0 rows affected (0.41 sec)</text:p>
      <text:p text:style-name="P1"/>
      <text:p text:style-name="P1">mysql&gt; create table student2</text:p>
      <text:p text:style-name="P1"><text:s text:c="4"/>-&gt; (roll int primary key,</text:p>
      <text:p text:style-name="P1"><text:soft-page-break/><text:s text:c="4"/>-&gt; name varchar(10),</text:p>
      <text:p text:style-name="P1"><text:s text:c="4"/>-&gt; marks float);</text:p>
      <text:p text:style-name="P1">Query OK, 0 rows affected (1.85 sec)</text:p>
      <text:p text:style-name="P1"/>
      <text:p text:style-name="P1">mysql&gt; desc student2;</text:p>
      <text:p text:style-name="P1">+-------+-------------+------+-----+---------+-------+</text:p>
      <text:p text:style-name="P1">| Field | Type <text:s text:c="7"/>| Null | Key | Default | Extra |</text:p>
      <text:p text:style-name="P1">+-------+-------------+------+-----+---------+-------+</text:p>
      <text:p text:style-name="P1">| roll <text:s/>| int <text:s text:c="8"/>| NO <text:s text:c="2"/>| PRI | NULL <text:s text:c="3"/>| <text:s text:c="6"/>|</text:p>
      <text:p text:style-name="P1">| name <text:s/>| varchar(10) | YES <text:s/>| <text:s text:c="4"/>| NULL <text:s text:c="3"/>| <text:s text:c="6"/>|</text:p>
      <text:p text:style-name="P1">| marks | float <text:s text:c="6"/>| YES <text:s/>| <text:s text:c="4"/>| NULL <text:s text:c="3"/>| <text:s text:c="6"/>|</text:p>
      <text:p text:style-name="P1">+-------+-------------+------+-----+---------+-------+</text:p>
      <text:p text:style-name="P1">3 rows in set (0.01 sec)</text:p>
      <text:p text:style-name="P1"/>
      <text:p text:style-name="P1">mysql&gt; drop table student2;</text:p>
      <text:p text:style-name="P1">Query OK, 0 rows affected (0.40 sec)</text:p>
      <text:p text:style-name="P1"/>
      <text:p text:style-name="P1">mysql&gt; create table student2 (roll int primary key, name varchar(10), marks float, contact bigint primary key);</text:p>
      <text:p text:style-name="P1">ERROR 1068 (42000): Multiple primary key defined</text:p>
      <text:p text:style-name="P1">mysql&gt; drop table student2;</text:p>
      <text:p text:style-name="P1">ERROR 1051 (42S02): Unknown table 'pgdac.student2'</text:p>
      <text:p text:style-name="P1">mysql&gt; </text:p>
      <text:p text:style-name="P1">mysql&gt; create table student2 (roll int, name varchar(10), marks float, contact bigint, primary key (roll));</text:p>
      <text:p text:style-name="P1">Query OK, 0 rows affected (0.50 sec)</text:p>
      <text:p text:style-name="P1"/>
      <text:p text:style-name="P1">mysql&gt; desc student2;</text:p>
      <text:p text:style-name="P1">+---------+-------------+------+-----+---------+-------+</text:p>
      <text:p text:style-name="P1">| Field <text:s text:c="2"/>| Type <text:s text:c="7"/>| Null | Key | Default | Extra |</text:p>
      <text:p text:style-name="P1">+---------+-------------+------+-----+---------+-------+</text:p>
      <text:p text:style-name="P1">| roll <text:s text:c="3"/>| int <text:s text:c="8"/>| NO <text:s text:c="2"/>| PRI | NULL <text:s text:c="3"/>| <text:s text:c="6"/>|</text:p>
      <text:p text:style-name="P1">| name <text:s text:c="3"/>| varchar(10) | YES <text:s/>| <text:s text:c="4"/>| NULL <text:s text:c="3"/>| <text:s text:c="6"/>|</text:p>
      <text:p text:style-name="P1">| marks <text:s text:c="2"/>| float <text:s text:c="6"/>| YES <text:s/>| <text:s text:c="4"/>| NULL <text:s text:c="3"/>| <text:s text:c="6"/>|</text:p>
      <text:p text:style-name="P1">| contact | bigint <text:s text:c="5"/>| YES <text:s/>| <text:s text:c="4"/>| NULL <text:s text:c="3"/>| <text:s text:c="6"/>|</text:p>
      <text:p text:style-name="P1">+---------+-------------+------+-----+---------+-------+</text:p>
      <text:p text:style-name="P1">4 rows in set (0.01 sec)</text:p>
      <text:p text:style-name="P1"/>
      <text:p text:style-name="P1">mysql&gt; drop table student2;</text:p>
      <text:p text:style-name="P1">Query OK, 0 rows affected (0.31 sec)</text:p>
      <text:p text:style-name="P1"/>
      <text:p text:style-name="P1">mysql&gt; </text:p>
      <text:p text:style-name="P1">mysql&gt; create table student2 (roll int, name varchar(10), marks float, class varchar(5), primary key (roll,class));</text:p>
      <text:p text:style-name="P1">Query OK, 0 rows affected (0.54 sec)</text:p>
      <text:p text:style-name="P1"/>
      <text:p text:style-name="P1">mysql&gt; desc student2;</text:p>
      <text:p text:style-name="P1">+-------+-------------+------+-----+---------+-------+</text:p>
      <text:p text:style-name="P1">| Field | Type <text:s text:c="7"/>| Null | Key | Default | Extra |</text:p>
      <text:p text:style-name="P1">+-------+-------------+------+-----+---------+-------+</text:p>
      <text:p text:style-name="P1">| roll <text:s/>| int <text:s text:c="8"/>| NO <text:s text:c="2"/>| PRI | NULL <text:s text:c="3"/>| <text:s text:c="6"/>|</text:p>
      <text:p text:style-name="P1">| name <text:s/>| varchar(10) | YES <text:s/>| <text:s text:c="4"/>| NULL <text:s text:c="3"/>| <text:s text:c="6"/>|</text:p>
      <text:p text:style-name="P1">| marks | float <text:s text:c="6"/>| YES <text:s/>| <text:s text:c="4"/>| NULL <text:s text:c="3"/>| <text:s text:c="6"/>|</text:p>
      <text:p text:style-name="P1"><text:soft-page-break/>| class | varchar(5) <text:s/>| NO <text:s text:c="2"/>| PRI | NULL <text:s text:c="3"/>| <text:s text:c="6"/>|</text:p>
      <text:p text:style-name="P1">+-------+-------------+------+-----+---------+-------+</text:p>
      <text:p text:style-name="P1">4 rows in set (0.00 sec)</text:p>
      <text:p text:style-name="P1"/>
      <text:p text:style-name="P1">mysql&gt; insert into student2 values(1,'Rajan',67.23,'FY');</text:p>
      <text:p text:style-name="P1">Query OK, 1 row affected (0.16 sec)</text:p>
      <text:p text:style-name="P1"/>
      <text:p text:style-name="P1">mysql&gt; insert into student2 values(2,'Nitin',54.92,'SY');</text:p>
      <text:p text:style-name="P1">Query OK, 1 row affected (0.21 sec)</text:p>
      <text:p text:style-name="P1"/>
      <text:p text:style-name="P1">mysql&gt; insert into student2 values(2,'Manoj',67.45,'TY');</text:p>
      <text:p text:style-name="P1">Query OK, 1 row affected (0.21 sec)</text:p>
      <text:p text:style-name="P1"/>
      <text:p text:style-name="P1">mysql&gt; insert into student2 values(3,'Priya',58.78,'TY');</text:p>
      <text:p text:style-name="P1">Query OK, 1 row affected (0.16 sec)</text:p>
      <text:p text:style-name="P1"/>
      <text:p text:style-name="P1">mysql&gt; select * from student2;</text:p>
      <text:p text:style-name="P1">+------+-------+-------+-------+</text:p>
      <text:p text:style-name="P1">| roll | name <text:s/>| marks | class |</text:p>
      <text:p text:style-name="P1">+------+-------+-------+-------+</text:p>
      <text:p text:style-name="P1">| <text:s text:c="3"/>1 | Rajan | 67.23 | FY <text:s text:c="3"/>|</text:p>
      <text:p text:style-name="P1">| <text:s text:c="3"/>2 | Nitin | 54.92 | SY <text:s text:c="3"/>|</text:p>
      <text:p text:style-name="P1">| <text:s text:c="3"/>2 | Manoj | 67.45 | TY <text:s text:c="3"/>|</text:p>
      <text:p text:style-name="P1">| <text:s text:c="3"/>3 | Priya | 58.78 | TY <text:s text:c="3"/>|</text:p>
      <text:p text:style-name="P1">+------+-------+-------+-------+</text:p>
      <text:p text:style-name="P1">4 rows in set (0.00 sec)</text:p>
      <text:p text:style-name="P1"/>
      <text:p text:style-name="P1">mysql&gt; insert into student2 values(1,'Vikas',67.23,'FY');</text:p>
      <text:p text:style-name="P1">ERROR 1062 (23000): Duplicate entry '1-FY' for key 'student2.PRIMARY'</text:p>
      <text:p text:style-name="P1">mysql&gt; desc student2;</text:p>
      <text:p text:style-name="P1">+-------+-------------+------+-----+---------+-------+</text:p>
      <text:p text:style-name="P1">| Field | Type <text:s text:c="7"/>| Null | Key | Default | Extra |</text:p>
      <text:p text:style-name="P1">+-------+-------------+------+-----+---------+-------+</text:p>
      <text:p text:style-name="P1">| roll <text:s/>| int <text:s text:c="8"/>| NO <text:s text:c="2"/>| PRI | NULL <text:s text:c="3"/>| <text:s text:c="6"/>|</text:p>
      <text:p text:style-name="P1">| name <text:s/>| varchar(10) | YES <text:s/>| <text:s text:c="4"/>| NULL <text:s text:c="3"/>| <text:s text:c="6"/>|</text:p>
      <text:p text:style-name="P1">| marks | float <text:s text:c="6"/>| YES <text:s/>| <text:s text:c="4"/>| NULL <text:s text:c="3"/>| <text:s text:c="6"/>|</text:p>
      <text:p text:style-name="P1">| class | varchar(5) <text:s/>| NO <text:s text:c="2"/>| PRI | NULL <text:s text:c="3"/>| <text:s text:c="6"/>|</text:p>
      <text:p text:style-name="P1">+-------+-------------+------+-----+---------+-------+</text:p>
      <text:p text:style-name="P1">4 rows in set (0.01 sec)</text:p>
      <text:p text:style-name="P1"/>
      <text:p text:style-name="P1">mysql&gt; insert into student2 (roll,name,marks)values(3,'Priya',58.78);</text:p>
      <text:p text:style-name="P1">ERROR 1364 (HY000): Field 'class' doesn't have a default value</text:p>
      <text:p text:style-name="P1">mysql&gt; </text:p>
      <text:p text:style-name="P1">mysql&gt; drop table student2;</text:p>
      <text:p text:style-name="P1">Query OK, 0 rows affected (0.34 sec)</text:p>
      <text:p text:style-name="P1"/>
      <text:p text:style-name="P1">mysql&gt; create table student2 </text:p>
      <text:p text:style-name="P1"><text:s text:c="4"/>-&gt; (roll int primary key,</text:p>
      <text:p text:style-name="P1"><text:s text:c="4"/>-&gt; name varchar(10) not null,</text:p>
      <text:p text:style-name="P1"><text:s text:c="4"/>-&gt; marks float check (marks &gt;= 0)</text:p>
      <text:p text:style-name="P1"><text:s text:c="4"/>-&gt; );</text:p>
      <text:p text:style-name="P1"><text:soft-page-break/>Query OK, 0 rows affected (2.03 sec)</text:p>
      <text:p text:style-name="P1"/>
      <text:p text:style-name="P1">mysql&gt; insert into student2 (roll,name,marks)values(3,'Priya',58.78);</text:p>
      <text:p text:style-name="P1">Query OK, 1 row affected (0.08 sec)</text:p>
      <text:p text:style-name="P1"/>
      <text:p text:style-name="P1">mysql&gt; insert into student2 (roll,name,marks)values(4,'Supriya',-58.78);</text:p>
      <text:p text:style-name="P1">ERROR 3819 (HY000): Check constraint 'student2_chk_1' is violated.</text:p>
      <text:p text:style-name="P1">mysql&gt; insert into student2 (roll,name,marks)values(4,'Supriya',158.78);</text:p>
      <text:p text:style-name="P1">Query OK, 1 row affected (0.08 sec)</text:p>
      <text:p text:style-name="P1"/>
      <text:p text:style-name="P1">mysql&gt; select * from student2;</text:p>
      <text:p text:style-name="P1">+------+---------+--------+</text:p>
      <text:p text:style-name="P1">| roll | name <text:s text:c="3"/>| marks <text:s/>|</text:p>
      <text:p text:style-name="P1">+------+---------+--------+</text:p>
      <text:p text:style-name="P1">| <text:s text:c="3"/>3 | Priya <text:s text:c="2"/>| <text:s/>58.78 |</text:p>
      <text:p text:style-name="P1">| <text:s text:c="3"/>4 | Supriya | 158.78 |</text:p>
      <text:p text:style-name="P1">+------+---------+--------+</text:p>
      <text:p text:style-name="P1">2 rows in set (0.00 sec)</text:p>
      <text:p text:style-name="P1"/>
      <text:p text:style-name="P1">mysql&gt; alter table student2</text:p>
      <text:p text:style-name="P1"><text:s text:c="4"/>-&gt; modify column marks float check (marks&gt;=0 and marks &lt;=100); </text:p>
      <text:p text:style-name="P1">ERROR 3819 (HY000): Check constraint 'student2_chk_2' is violated.</text:p>
      <text:p text:style-name="P1">mysql&gt; </text:p>
      <text:p text:style-name="P1">mysql&gt; desc student2;</text:p>
      <text:p text:style-name="P1">+-------+-------------+------+-----+---------+-------+</text:p>
      <text:p text:style-name="P1">| Field | Type <text:s text:c="7"/>| Null | Key | Default | Extra |</text:p>
      <text:p text:style-name="P1">+-------+-------------+------+-----+---------+-------+</text:p>
      <text:p text:style-name="P1">| roll <text:s/>| int <text:s text:c="8"/>| NO <text:s text:c="2"/>| PRI | NULL <text:s text:c="3"/>| <text:s text:c="6"/>|</text:p>
      <text:p text:style-name="P1">| name <text:s/>| varchar(10) | NO <text:s text:c="2"/>| <text:s text:c="4"/>| NULL <text:s text:c="3"/>| <text:s text:c="6"/>|</text:p>
      <text:p text:style-name="P1">| marks | float <text:s text:c="6"/>| YES <text:s/>| <text:s text:c="4"/>| NULL <text:s text:c="3"/>| <text:s text:c="6"/>|</text:p>
      <text:p text:style-name="P1">+-------+-------------+------+-----+---------+-------+</text:p>
      <text:p text:style-name="P1">3 rows in set (0.00 sec)</text:p>
      <text:p text:style-name="P1"/>
      <text:p text:style-name="P1">mysql&gt; insert into student2 (roll,name,marks)values(4,'Supriya',158.78);</text:p>
      <text:p text:style-name="P1">ERROR 1062 (23000): Duplicate entry '4' for key 'student2.PRIMARY'</text:p>
      <text:p text:style-name="P1">mysql&gt; insert into student2 (roll,name,marks)values(5,'Supriya',158.78);</text:p>
      <text:p text:style-name="P1">Query OK, 1 row affected (0.16 sec)</text:p>
      <text:p text:style-name="P1"/>
      <text:p text:style-name="P1">mysql&gt; update student2 set marks = 78.45 where roll = 4;</text:p>
      <text:p text:style-name="P1">Query OK, 1 row affected (0.08 sec)</text:p>
      <text:p text:style-name="P1">Rows matched: 1 <text:s/>Changed: 1 <text:s/>Warnings: 0</text:p>
      <text:p text:style-name="P1"/>
      <text:p text:style-name="P1">mysql&gt; select * from student2;</text:p>
      <text:p text:style-name="P1">+------+---------+--------+</text:p>
      <text:p text:style-name="P1">| roll | name <text:s text:c="3"/>| marks <text:s/>|</text:p>
      <text:p text:style-name="P1">+------+---------+--------+</text:p>
      <text:p text:style-name="P1">| <text:s text:c="3"/>3 | Priya <text:s text:c="2"/>| <text:s/>58.78 |</text:p>
      <text:p text:style-name="P1">| <text:s text:c="3"/>4 | Supriya | <text:s/>78.45 |</text:p>
      <text:p text:style-name="P1"><text:soft-page-break/>| <text:s text:c="3"/>5 | Supriya | 158.78 |</text:p>
      <text:p text:style-name="P1">+------+---------+--------+</text:p>
      <text:p text:style-name="P1">3 rows in set (0.00 sec)</text:p>
      <text:p text:style-name="P1"/>
      <text:p text:style-name="P1">mysql&gt; update student2 set marks = 68.45 where roll = 5;</text:p>
      <text:p text:style-name="P1">Query OK, 1 row affected (0.51 sec)</text:p>
      <text:p text:style-name="P1">Rows matched: 1 <text:s/>Changed: 1 <text:s/>Warnings: 0</text:p>
      <text:p text:style-name="P1"/>
      <text:p text:style-name="P1">mysql&gt; select * from student2;</text:p>
      <text:p text:style-name="P1">+------+---------+-------+</text:p>
      <text:p text:style-name="P1">| roll | name <text:s text:c="3"/>| marks |</text:p>
      <text:p text:style-name="P1">+------+---------+-------+</text:p>
      <text:p text:style-name="P1">| <text:s text:c="3"/>3 | Priya <text:s text:c="2"/>| 58.78 |</text:p>
      <text:p text:style-name="P1">| <text:s text:c="3"/>4 | Supriya | 78.45 |</text:p>
      <text:p text:style-name="P1">| <text:s text:c="3"/>5 | Supriya | 68.45 |</text:p>
      <text:p text:style-name="P1">+------+---------+-------+</text:p>
      <text:p text:style-name="P1">3 rows in set (0.00 sec)</text:p>
      <text:p text:style-name="P1"/>
      <text:p text:style-name="P1">mysql&gt; alter table student2 modify column marks float check (marks&gt;=0 and marks &lt;=100);</text:p>
      <text:p text:style-name="P1">Query OK, 3 rows affected (2.67 sec)</text:p>
      <text:p text:style-name="P1">Records: 3 <text:s/>Duplicates: 0 <text:s/>Warnings: 0</text:p>
      <text:p text:style-name="P1"/>
      <text:p text:style-name="P1">mysql&gt; </text:p>
      <text:p text:style-name="P1">mysql&gt; select * from student;</text:p>
      <text:p text:style-name="P1">+------+---------+-------+</text:p>
      <text:p text:style-name="P1">| roll | name <text:s text:c="3"/>| marks |</text:p>
      <text:p text:style-name="P1">+------+---------+-------+</text:p>
      <text:p text:style-name="P1">| <text:s text:c="3"/>2 | Vijaya <text:s/>| 67.84 |</text:p>
      <text:p text:style-name="P1">| <text:s text:c="3"/>3 | Pramod <text:s/>| 72.67 |</text:p>
      <text:p text:style-name="P1">| <text:s text:c="3"/>4 | Rani <text:s text:c="3"/>| 69.88 |</text:p>
      <text:p text:style-name="P1">| <text:s text:c="3"/>5 | Pravina | 56.84 |</text:p>
      <text:p text:style-name="P1">| <text:s text:c="3"/>7 | Ashok <text:s text:c="2"/>| 62.95 |</text:p>
      <text:p text:style-name="P1">| <text:s text:c="3"/>8 | Priya <text:s text:c="2"/>| 55.26 |</text:p>
      <text:p text:style-name="P1">| <text:s text:c="3"/>9 | Rajesh <text:s/>| 81.93 |</text:p>
      <text:p text:style-name="P1">| NULL | Suresh <text:s/>| 65.89 |</text:p>
      <text:p text:style-name="P1">+------+---------+-------+</text:p>
      <text:p text:style-name="P1">8 rows in set (0.00 sec)</text:p>
      <text:p text:style-name="P1"/>
      <text:p text:style-name="P1">mysql&gt; select roll,marks from student;</text:p>
      <text:p text:style-name="P1">+------+-------+</text:p>
      <text:p text:style-name="P1">| roll | marks |</text:p>
      <text:p text:style-name="P1">+------+-------+</text:p>
      <text:p text:style-name="P1">| <text:s text:c="3"/>2 | 67.84 |</text:p>
      <text:p text:style-name="P1">| <text:s text:c="3"/>3 | 72.67 |</text:p>
      <text:p text:style-name="P1">| <text:s text:c="3"/>4 | 69.88 |</text:p>
      <text:p text:style-name="P1">| <text:s text:c="3"/>5 | 56.84 |</text:p>
      <text:p text:style-name="P1">| <text:s text:c="3"/>7 | 62.95 |</text:p>
      <text:p text:style-name="P1">| <text:s text:c="3"/>8 | 55.26 |</text:p>
      <text:p text:style-name="P1">| <text:s text:c="3"/>9 | 81.93 |</text:p>
      <text:p text:style-name="P1">| NULL | 65.89 |</text:p>
      <text:p text:style-name="P1">+------+-------+</text:p>
      <text:p text:style-name="P1">8 rows in set (0.01 sec)</text:p>
      <text:p text:style-name="P1"><text:soft-page-break/></text:p>
      <text:p text:style-name="P1">mysql&gt; select marks,name from student;</text:p>
      <text:p text:style-name="P1">+-------+---------+</text:p>
      <text:p text:style-name="P1">| marks | name <text:s text:c="3"/>|</text:p>
      <text:p text:style-name="P1">+-------+---------+</text:p>
      <text:p text:style-name="P1">| 67.84 | Vijaya <text:s/>|</text:p>
      <text:p text:style-name="P1">| 72.67 | Pramod <text:s/>|</text:p>
      <text:p text:style-name="P1">| 69.88 | Rani <text:s text:c="3"/>|</text:p>
      <text:p text:style-name="P1">| 56.84 | Pravina |</text:p>
      <text:p text:style-name="P1">| 62.95 | Ashok <text:s text:c="2"/>|</text:p>
      <text:p text:style-name="P1">| 55.26 | Priya <text:s text:c="2"/>|</text:p>
      <text:p text:style-name="P1">| 81.93 | Rajesh <text:s/>|</text:p>
      <text:p text:style-name="P1">| 65.89 | Suresh <text:s/>|</text:p>
      <text:p text:style-name="P1">+-------+---------+</text:p>
      <text:p text:style-name="P1">8 rows in set (0.00 sec)</text:p>
      <text:p text:style-name="P1"/>
      <text:p text:style-name="P1">mysql&gt; select marks,name from student;</text:p>
      <text:p text:style-name="P1">mysql&gt; select count(name) from student;</text:p>
      <text:p text:style-name="P1">+-------------+</text:p>
      <text:p text:style-name="P1">| count(name) |</text:p>
      <text:p text:style-name="P1">+-------------+</text:p>
      <text:p text:style-name="P1">| <text:s text:c="10"/>8 |</text:p>
      <text:p text:style-name="P1">+-------------+</text:p>
      <text:p text:style-name="P1">1 row in set (0.02 sec)</text:p>
      <text:p text:style-name="P1"/>
      <text:p text:style-name="P1">mysql&gt; select count(roll) from student;</text:p>
      <text:p text:style-name="P1">+-------------+</text:p>
      <text:p text:style-name="P1">| count(roll) |</text:p>
      <text:p text:style-name="P1">+-------------+</text:p>
      <text:p text:style-name="P1">| <text:s text:c="10"/>7 |</text:p>
      <text:p text:style-name="P1">+-------------+</text:p>
      <text:p text:style-name="P1">1 row in set (0.00 sec)</text:p>
      <text:p text:style-name="P1"/>
      <text:p text:style-name="P1">mysql&gt; select count(name) as total from student;</text:p>
      <text:p text:style-name="P1">+-------+</text:p>
      <text:p text:style-name="P1">| total |</text:p>
      <text:p text:style-name="P1">+-------+</text:p>
      <text:p text:style-name="P1">| <text:s text:c="4"/>8 |</text:p>
      <text:p text:style-name="P1">+-------+</text:p>
      <text:p text:style-name="P1">1 row in set (0.01 sec)</text:p>
      <text:p text:style-name="P1"/>
      <text:p text:style-name="P1">mysql&gt; select roll as id, marks as grade from student;</text:p>
      <text:p text:style-name="P1">+------+-------+</text:p>
      <text:p text:style-name="P1">| id <text:s text:c="2"/>| grade |</text:p>
      <text:p text:style-name="P1">+------+-------+</text:p>
      <text:p text:style-name="P1">| <text:s text:c="3"/>2 | 67.84 |</text:p>
      <text:p text:style-name="P1">| <text:s text:c="3"/>3 | 72.67 |</text:p>
      <text:p text:style-name="P1">| <text:s text:c="3"/>4 | 69.88 |</text:p>
      <text:p text:style-name="P1">| <text:s text:c="3"/>5 | 56.84 |</text:p>
      <text:p text:style-name="P1">| <text:s text:c="3"/>7 | 62.95 |</text:p>
      <text:p text:style-name="P1">| <text:s text:c="3"/>8 | 55.26 |</text:p>
      <text:p text:style-name="P1">| <text:s text:c="3"/>9 | 81.93 |</text:p>
      <text:p text:style-name="P1">| NULL | 65.89 |</text:p>
      <text:p text:style-name="P1"><text:soft-page-break/>+------+-------+</text:p>
      <text:p text:style-name="P1">8 rows in set (0.01 sec)</text:p>
      <text:p text:style-name="P1"/>
      <text:p text:style-name="P1">mysql&gt; </text:p>
      <text:p text:style-name="P1">mysql&gt; select count(*) as total from student;</text:p>
      <text:p text:style-name="P1">+-------+</text:p>
      <text:p text:style-name="P1">| total |</text:p>
      <text:p text:style-name="P1">+-------+</text:p>
      <text:p text:style-name="P1">| <text:s text:c="4"/>8 |</text:p>
      <text:p text:style-name="P1">+-------+</text:p>
      <text:p text:style-name="P1">1 row in set (0.05 sec)</text:p>
      <text:p text:style-name="P1"/>
      <text:p text:style-name="P1">mysql&gt; select sum(marks) as total from student;</text:p>
      <text:p text:style-name="P1">+-------------------+</text:p>
      <text:p text:style-name="P1">| total <text:s text:c="12"/>|</text:p>
      <text:p text:style-name="P1">+-------------------+</text:p>
      <text:p text:style-name="P1">| 533.2599906921387 |</text:p>
      <text:p text:style-name="P1">+-------------------+</text:p>
      <text:p text:style-name="P1">1 row in set (0.10 sec)</text:p>
      <text:p text:style-name="P1"/>
      <text:p text:style-name="P1">mysql&gt; select min(marks) as total from student;</text:p>
      <text:p text:style-name="P1">+-------+</text:p>
      <text:p text:style-name="P1">| total |</text:p>
      <text:p text:style-name="P1">+-------+</text:p>
      <text:p text:style-name="P1">| 55.26 |</text:p>
      <text:p text:style-name="P1">+-------+</text:p>
      <text:p text:style-name="P1">1 row in set (0.00 sec)</text:p>
      <text:p text:style-name="P1"/>
      <text:p text:style-name="P1">mysql&gt; select min(name) as total from student;</text:p>
      <text:p text:style-name="P1">+-------+</text:p>
      <text:p text:style-name="P1">| total |</text:p>
      <text:p text:style-name="P1">+-------+</text:p>
      <text:p text:style-name="P1">| Ashok |</text:p>
      <text:p text:style-name="P1">+-------+</text:p>
      <text:p text:style-name="P1">1 row in set (0.01 sec)</text:p>
      <text:p text:style-name="P1"/>
      <text:p text:style-name="P1">mysql&gt; select sum(name) as total from student;</text:p>
      <text:p text:style-name="P1">+-------+</text:p>
      <text:p text:style-name="P1">| total |</text:p>
      <text:p text:style-name="P1">+-------+</text:p>
      <text:p text:style-name="P1">| <text:s text:c="4"/>0 |</text:p>
      <text:p text:style-name="P1">+-------+</text:p>
      <text:p text:style-name="P1">1 row in set, 8 warnings (0.00 sec)</text:p>
      <text:p text:style-name="P1"/>
      <text:p text:style-name="P1">mysql&gt; select max(marks) as total from student;</text:p>
      <text:p text:style-name="P1">+-------+</text:p>
      <text:p text:style-name="P1">| total |</text:p>
      <text:p text:style-name="P1">+-------+</text:p>
      <text:p text:style-name="P1">| 81.93 |</text:p>
      <text:p text:style-name="P1">+-------+</text:p>
      <text:p text:style-name="P1">1 row in set (0.00 sec)</text:p>
      <text:p text:style-name="P1"/>
      <text:p text:style-name="P1">mysql&gt; select avg(marks) as total from student;</text:p>
      <text:p text:style-name="P1"><text:soft-page-break/>+-------------------+</text:p>
      <text:p text:style-name="P1">| total <text:s text:c="12"/>|</text:p>
      <text:p text:style-name="P1">+-------------------+</text:p>
      <text:p text:style-name="P1">| 66.65749883651733 |</text:p>
      <text:p text:style-name="P1">+-------------------+</text:p>
      <text:p text:style-name="P1">1 row in set (0.00 sec)</text:p>
      <text:p text:style-name="P1"/>
      <text:p text:style-name="P1">mysql&gt; </text:p>
      <text:p text:style-name="P1">mysql&gt; select * from student;</text:p>
      <text:p text:style-name="P1">+------+---------+-------+</text:p>
      <text:p text:style-name="P1">| roll | name <text:s text:c="3"/>| marks |</text:p>
      <text:p text:style-name="P1">+------+---------+-------+</text:p>
      <text:p text:style-name="P1">| <text:s text:c="3"/>2 | Vijaya <text:s/>| 67.84 |</text:p>
      <text:p text:style-name="P1">| <text:s text:c="3"/>3 | Pramod <text:s/>| 72.67 |</text:p>
      <text:p text:style-name="P1">| <text:s text:c="3"/>4 | Rani <text:s text:c="3"/>| 69.88 |</text:p>
      <text:p text:style-name="P1">| <text:s text:c="3"/>5 | Pravina | 56.84 |</text:p>
      <text:p text:style-name="P1">| <text:s text:c="3"/>7 | Ashok <text:s text:c="2"/>| 62.95 |</text:p>
      <text:p text:style-name="P1">| <text:s text:c="3"/>8 | Priya <text:s text:c="2"/>| 55.26 |</text:p>
      <text:p text:style-name="P1">| <text:s text:c="3"/>9 | Rajesh <text:s/>| 81.93 |</text:p>
      <text:p text:style-name="P1">| NULL | Suresh <text:s/>| 65.89 |</text:p>
      <text:p text:style-name="P1">+------+---------+-------+</text:p>
      <text:p text:style-name="P1">8 rows in set (0.00 sec)</text:p>
      <text:p text:style-name="P1"/>
      <text:p text:style-name="P1">mysql&gt; alter table student add column class varchar(2) default 'TY';</text:p>
      <text:p text:style-name="P1">Query OK, 0 rows affected (0.45 sec)</text:p>
      <text:p text:style-name="P1">Records: 0 <text:s/>Duplicates: 0 <text:s/>Warnings: 0</text:p>
      <text:p text:style-name="P1"/>
      <text:p text:style-name="P1">mysql&gt; select * from student;</text:p>
      <text:p text:style-name="P1">+------+---------+-------+-------+</text:p>
      <text:p text:style-name="P1">| roll | name <text:s text:c="3"/>| marks | class |</text:p>
      <text:p text:style-name="P1">+------+---------+-------+-------+</text:p>
      <text:p text:style-name="P1">| <text:s text:c="3"/>2 | Vijaya <text:s/>| 67.84 | TY <text:s text:c="3"/>|</text:p>
      <text:p text:style-name="P1">| <text:s text:c="3"/>3 | Pramod <text:s/>| 72.67 | TY <text:s text:c="3"/>|</text:p>
      <text:p text:style-name="P1">| <text:s text:c="3"/>4 | Rani <text:s text:c="3"/>| 69.88 | TY <text:s text:c="3"/>|</text:p>
      <text:p text:style-name="P1">| <text:s text:c="3"/>5 | Pravina | 56.84 | TY <text:s text:c="3"/>|</text:p>
      <text:p text:style-name="P1">| <text:s text:c="3"/>7 | Ashok <text:s text:c="2"/>| 62.95 | TY <text:s text:c="3"/>|</text:p>
      <text:p text:style-name="P1">| <text:s text:c="3"/>8 | Priya <text:s text:c="2"/>| 55.26 | TY <text:s text:c="3"/>|</text:p>
      <text:p text:style-name="P1">| <text:s text:c="3"/>9 | Rajesh <text:s/>| 81.93 | TY <text:s text:c="3"/>|</text:p>
      <text:p text:style-name="P1">| NULL | Suresh <text:s/>| 65.89 | TY <text:s text:c="3"/>|</text:p>
      <text:p text:style-name="P1">+------+---------+-------+-------+</text:p>
      <text:p text:style-name="P1">8 rows in set (0.00 sec)</text:p>
      <text:p text:style-name="P1"/>
      <text:p text:style-name="P1">mysql&gt; update student set class = 'SY' where roll = 3;</text:p>
      <text:p text:style-name="P1">Query OK, 1 row affected (0.40 sec)</text:p>
      <text:p text:style-name="P1">Rows matched: 1 <text:s/>Changed: 1 <text:s/>Warnings: 0</text:p>
      <text:p text:style-name="P1"/>
      <text:p text:style-name="P1">mysql&gt; update student set class = 'SY' where roll = 8;</text:p>
      <text:p text:style-name="P1">Query OK, 1 row affected (0.09 sec)</text:p>
      <text:p text:style-name="P1">Rows matched: 1 <text:s/>Changed: 1 <text:s/>Warnings: 0</text:p>
      <text:p text:style-name="P1"/>
      <text:p text:style-name="P1">mysql&gt; update student set class = 'SY' where roll = 9;</text:p>
      <text:p text:style-name="P1">Query OK, 1 row affected (0.11 sec)</text:p>
      <text:p text:style-name="P1"><text:soft-page-break/>Rows matched: 1 <text:s/>Changed: 1 <text:s/>Warnings: 0</text:p>
      <text:p text:style-name="P1"/>
      <text:p text:style-name="P1">mysql&gt; </text:p>
      <text:p text:style-name="P1">mysql&gt; select * from student;</text:p>
      <text:p text:style-name="P1">+------+---------+-------+-------+</text:p>
      <text:p text:style-name="P1">| roll | name <text:s text:c="3"/>| marks | class |</text:p>
      <text:p text:style-name="P1">+------+---------+-------+-------+</text:p>
      <text:p text:style-name="P1">| <text:s text:c="3"/>2 | Vijaya <text:s/>| 67.84 | TY <text:s text:c="3"/>|</text:p>
      <text:p text:style-name="P1">| <text:s text:c="3"/>3 | Pramod <text:s/>| 72.67 | SY <text:s text:c="3"/>|</text:p>
      <text:p text:style-name="P1">| <text:s text:c="3"/>4 | Rani <text:s text:c="3"/>| 69.88 | TY <text:s text:c="3"/>|</text:p>
      <text:p text:style-name="P1">| <text:s text:c="3"/>5 | Pravina | 56.84 | TY <text:s text:c="3"/>|</text:p>
      <text:p text:style-name="P1">| <text:s text:c="3"/>7 | Ashok <text:s text:c="2"/>| 62.95 | TY <text:s text:c="3"/>|</text:p>
      <text:p text:style-name="P1">| <text:s text:c="3"/>8 | Priya <text:s text:c="2"/>| 55.26 | SY <text:s text:c="3"/>|</text:p>
      <text:p text:style-name="P1">| <text:s text:c="3"/>9 | Rajesh <text:s/>| 81.93 | SY <text:s text:c="3"/>|</text:p>
      <text:p text:style-name="P1">| NULL | Suresh <text:s/>| 65.89 | TY <text:s text:c="3"/>|</text:p>
      <text:p text:style-name="P1">+------+---------+-------+-------+</text:p>
      <text:p text:style-name="P1">8 rows in set (0.00 sec)</text:p>
      <text:p text:style-name="P1"/>
      <text:p text:style-name="P1">mysql&gt; update student set class = 'SY' where roll = 7;</text:p>
      <text:p text:style-name="P1">Query OK, 1 row affected (0.16 sec)</text:p>
      <text:p text:style-name="P1">Rows matched: 1 <text:s/>Changed: 1 <text:s/>Warnings: 0</text:p>
      <text:p text:style-name="P1"/>
      <text:p text:style-name="P1">mysql&gt; </text:p>
      <text:p text:style-name="P1">mysql&gt; select * from student;</text:p>
      <text:p text:style-name="P1">+------+---------+-------+-------+</text:p>
      <text:p text:style-name="P1">| roll | name <text:s text:c="3"/>| marks | class |</text:p>
      <text:p text:style-name="P1">+------+---------+-------+-------+</text:p>
      <text:p text:style-name="P1">| <text:s text:c="3"/>2 | Vijaya <text:s/>| 67.84 | TY <text:s text:c="3"/>|</text:p>
      <text:p text:style-name="P1">| <text:s text:c="3"/>3 | Pramod <text:s/>| 72.67 | SY <text:s text:c="3"/>|</text:p>
      <text:p text:style-name="P1">| <text:s text:c="3"/>4 | Rani <text:s text:c="3"/>| 69.88 | TY <text:s text:c="3"/>|</text:p>
      <text:p text:style-name="P1">| <text:s text:c="3"/>5 | Pravina | 56.84 | TY <text:s text:c="3"/>|</text:p>
      <text:p text:style-name="P1">| <text:s text:c="3"/>7 | Ashok <text:s text:c="2"/>| 62.95 | SY <text:s text:c="3"/>|</text:p>
      <text:p text:style-name="P1">| <text:s text:c="3"/>8 | Priya <text:s text:c="2"/>| 55.26 | SY <text:s text:c="3"/>|</text:p>
      <text:p text:style-name="P1">| <text:s text:c="3"/>9 | Rajesh <text:s/>| 81.93 | SY <text:s text:c="3"/>|</text:p>
      <text:p text:style-name="P1">| NULL | Suresh <text:s/>| 65.89 | TY <text:s text:c="3"/>|</text:p>
      <text:p text:style-name="P1">+------+---------+-------+-------+</text:p>
      <text:p text:style-name="P1">8 rows in set (0.00 sec)</text:p>
      <text:p text:style-name="P1"/>
      <text:p text:style-name="P1">mysql&gt; alter table student add column age int default 20;</text:p>
      <text:p text:style-name="P1">Query OK, 0 rows affected (0.49 sec)</text:p>
      <text:p text:style-name="P1">Records: 0 <text:s/>Duplicates: 0 <text:s/>Warnings: 0</text:p>
      <text:p text:style-name="P1"/>
      <text:p text:style-name="P1">mysql&gt; select * from student;</text:p>
      <text:p text:style-name="P1">+------+---------+-------+-------+------+</text:p>
      <text:p text:style-name="P1">| roll | name <text:s text:c="3"/>| marks | class | age <text:s/>|</text:p>
      <text:p text:style-name="P1">+------+---------+-------+-------+------+</text:p>
      <text:p text:style-name="P1">| <text:s text:c="3"/>2 | Vijaya <text:s/>| 67.84 | TY <text:s text:c="3"/>| <text:s text:c="2"/>20 |</text:p>
      <text:p text:style-name="P1">| <text:s text:c="3"/>3 | Pramod <text:s/>| 72.67 | SY <text:s text:c="3"/>| <text:s text:c="2"/>20 |</text:p>
      <text:p text:style-name="P1">| <text:s text:c="3"/>4 | Rani <text:s text:c="3"/>| 69.88 | TY <text:s text:c="3"/>| <text:s text:c="2"/>20 |</text:p>
      <text:p text:style-name="P1">| <text:s text:c="3"/>5 | Pravina | 56.84 | TY <text:s text:c="3"/>| <text:s text:c="2"/>20 |</text:p>
      <text:p text:style-name="P1">| <text:s text:c="3"/>7 | Ashok <text:s text:c="2"/>| 62.95 | SY <text:s text:c="3"/>| <text:s text:c="2"/>20 |</text:p>
      <text:p text:style-name="P1">| <text:s text:c="3"/>8 | Priya <text:s text:c="2"/>| 55.26 | SY <text:s text:c="3"/>| <text:s text:c="2"/>20 |</text:p>
      <text:p text:style-name="P1">| <text:s text:c="3"/>9 | Rajesh <text:s/>| 81.93 | SY <text:s text:c="3"/>| <text:s text:c="2"/>20 |</text:p>
      <text:p text:style-name="P1"><text:soft-page-break/>| NULL | Suresh <text:s/>| 65.89 | TY <text:s text:c="3"/>| <text:s text:c="2"/>20 |</text:p>
      <text:p text:style-name="P1">+------+---------+-------+-------+------+</text:p>
      <text:p text:style-name="P1">8 rows in set (0.01 sec)</text:p>
      <text:p text:style-name="P1"/>
      <text:p text:style-name="P1">mysql&gt; update student set age=21 where roll = 9;</text:p>
      <text:p text:style-name="P1">Query OK, 1 row affected (0.16 sec)</text:p>
      <text:p text:style-name="P1">Rows matched: 1 <text:s/>Changed: 1 <text:s/>Warnings: 0</text:p>
      <text:p text:style-name="P1"/>
      <text:p text:style-name="P1">mysql&gt; update student set age=21 where roll = 2;</text:p>
      <text:p text:style-name="P1">Query OK, 1 row affected (0.09 sec)</text:p>
      <text:p text:style-name="P1">Rows matched: 1 <text:s/>Changed: 1 <text:s/>Warnings: 0</text:p>
      <text:p text:style-name="P1"/>
      <text:p text:style-name="P1">mysql&gt; update student set age=22 where roll = 8;</text:p>
      <text:p text:style-name="P1">Query OK, 1 row affected (0.10 sec)</text:p>
      <text:p text:style-name="P1">Rows matched: 1 <text:s/>Changed: 1 <text:s/>Warnings: 0</text:p>
      <text:p text:style-name="P1"/>
      <text:p text:style-name="P1">mysql&gt; update student set age=22 where roll = 3;</text:p>
      <text:p text:style-name="P1">Query OK, 1 row affected (0.16 sec)</text:p>
      <text:p text:style-name="P1">Rows matched: 1 <text:s/>Changed: 1 <text:s/>Warnings: 0</text:p>
      <text:p text:style-name="P1"/>
      <text:p text:style-name="P1">mysql&gt; select * from student;</text:p>
      <text:p text:style-name="P1">+------+---------+-------+-------+------+</text:p>
      <text:p text:style-name="P1">| roll | name <text:s text:c="3"/>| marks | class | age <text:s/>|</text:p>
      <text:p text:style-name="P1">+------+---------+-------+-------+------+</text:p>
      <text:p text:style-name="P1">| <text:s text:c="3"/>2 | Vijaya <text:s/>| 67.84 | TY <text:s text:c="3"/>| <text:s text:c="2"/>21 |</text:p>
      <text:p text:style-name="P1">| <text:s text:c="3"/>3 | Pramod <text:s/>| 72.67 | SY <text:s text:c="3"/>| <text:s text:c="2"/>22 |</text:p>
      <text:p text:style-name="P1">| <text:s text:c="3"/>4 | Rani <text:s text:c="3"/>| 69.88 | TY <text:s text:c="3"/>| <text:s text:c="2"/>20 |</text:p>
      <text:p text:style-name="P1">| <text:s text:c="3"/>5 | Pravina | 56.84 | TY <text:s text:c="3"/>| <text:s text:c="2"/>20 |</text:p>
      <text:p text:style-name="P1">| <text:s text:c="3"/>7 | Ashok <text:s text:c="2"/>| 62.95 | SY <text:s text:c="3"/>| <text:s text:c="2"/>20 |</text:p>
      <text:p text:style-name="P1">| <text:s text:c="3"/>8 | Priya <text:s text:c="2"/>| 55.26 | SY <text:s text:c="3"/>| <text:s text:c="2"/>22 |</text:p>
      <text:p text:style-name="P1">| <text:s text:c="3"/>9 | Rajesh <text:s/>| 81.93 | SY <text:s text:c="3"/>| <text:s text:c="2"/>21 |</text:p>
      <text:p text:style-name="P1">| NULL | Suresh <text:s/>| 65.89 | TY <text:s text:c="3"/>| <text:s text:c="2"/>20 |</text:p>
      <text:p text:style-name="P1">+------+---------+-------+-------+------+</text:p>
      <text:p text:style-name="P1">8 rows in set (0.00 sec)</text:p>
      <text:p text:style-name="P1"/>
      <text:p text:style-name="P1">mysql&gt; select * from student order by class asc;</text:p>
      <text:p text:style-name="P1">+------+---------+-------+-------+------+</text:p>
      <text:p text:style-name="P1">| roll | name <text:s text:c="3"/>| marks | class | age <text:s/>|</text:p>
      <text:p text:style-name="P1">+------+---------+-------+-------+------+</text:p>
      <text:p text:style-name="P1">| <text:s text:c="3"/>3 | Pramod <text:s/>| 72.67 | SY <text:s text:c="3"/>| <text:s text:c="2"/>22 |</text:p>
      <text:p text:style-name="P1">| <text:s text:c="3"/>7 | Ashok <text:s text:c="2"/>| 62.95 | SY <text:s text:c="3"/>| <text:s text:c="2"/>20 |</text:p>
      <text:p text:style-name="P1">| <text:s text:c="3"/>8 | Priya <text:s text:c="2"/>| 55.26 | SY <text:s text:c="3"/>| <text:s text:c="2"/>22 |</text:p>
      <text:p text:style-name="P1">| <text:s text:c="3"/>9 | Rajesh <text:s/>| 81.93 | SY <text:s text:c="3"/>| <text:s text:c="2"/>21 |</text:p>
      <text:p text:style-name="P1">| <text:s text:c="3"/>2 | Vijaya <text:s/>| 67.84 | TY <text:s text:c="3"/>| <text:s text:c="2"/>21 |</text:p>
      <text:p text:style-name="P1">| <text:s text:c="3"/>4 | Rani <text:s text:c="3"/>| 69.88 | TY <text:s text:c="3"/>| <text:s text:c="2"/>20 |</text:p>
      <text:p text:style-name="P1">| <text:s text:c="3"/>5 | Pravina | 56.84 | TY <text:s text:c="3"/>| <text:s text:c="2"/>20 |</text:p>
      <text:p text:style-name="P1">| NULL | Suresh <text:s/>| 65.89 | TY <text:s text:c="3"/>| <text:s text:c="2"/>20 |</text:p>
      <text:p text:style-name="P1">+------+---------+-------+-------+------+</text:p>
      <text:p text:style-name="P1">8 rows in set (0.00 sec)</text:p>
      <text:p text:style-name="P1"/>
      <text:p text:style-name="P1">mysql&gt; select * from student order by marks asc;</text:p>
      <text:p text:style-name="P1">+------+---------+-------+-------+------+</text:p>
      <text:p text:style-name="P1">| roll | name <text:s text:c="3"/>| marks | class | age <text:s/>|</text:p>
      <text:p text:style-name="P1"><text:soft-page-break/>+------+---------+-------+-------+------+</text:p>
      <text:p text:style-name="P1">| <text:s text:c="3"/>8 | Priya <text:s text:c="2"/>| 55.26 | SY <text:s text:c="3"/>| <text:s text:c="2"/>22 |</text:p>
      <text:p text:style-name="P1">| <text:s text:c="3"/>5 | Pravina | 56.84 | TY <text:s text:c="3"/>| <text:s text:c="2"/>20 |</text:p>
      <text:p text:style-name="P1">| <text:s text:c="3"/>7 | Ashok <text:s text:c="2"/>| 62.95 | SY <text:s text:c="3"/>| <text:s text:c="2"/>20 |</text:p>
      <text:p text:style-name="P1">| NULL | Suresh <text:s/>| 65.89 | TY <text:s text:c="3"/>| <text:s text:c="2"/>20 |</text:p>
      <text:p text:style-name="P1">| <text:s text:c="3"/>2 | Vijaya <text:s/>| 67.84 | TY <text:s text:c="3"/>| <text:s text:c="2"/>21 |</text:p>
      <text:p text:style-name="P1">| <text:s text:c="3"/>4 | Rani <text:s text:c="3"/>| 69.88 | TY <text:s text:c="3"/>| <text:s text:c="2"/>20 |</text:p>
      <text:p text:style-name="P1">| <text:s text:c="3"/>3 | Pramod <text:s/>| 72.67 | SY <text:s text:c="3"/>| <text:s text:c="2"/>22 |</text:p>
      <text:p text:style-name="P1">| <text:s text:c="3"/>9 | Rajesh <text:s/>| 81.93 | SY <text:s text:c="3"/>| <text:s text:c="2"/>21 |</text:p>
      <text:p text:style-name="P1">+------+---------+-------+-------+------+</text:p>
      <text:p text:style-name="P1">8 rows in set (0.00 sec)</text:p>
      <text:p text:style-name="P1"/>
      <text:p text:style-name="P1">mysql&gt; select * from student order by marks desc;</text:p>
      <text:p text:style-name="P1">+------+---------+-------+-------+------+</text:p>
      <text:p text:style-name="P1">| roll | name <text:s text:c="3"/>| marks | class | age <text:s/>|</text:p>
      <text:p text:style-name="P1">+------+---------+-------+-------+------+</text:p>
      <text:p text:style-name="P1">| <text:s text:c="3"/>9 | Rajesh <text:s/>| 81.93 | SY <text:s text:c="3"/>| <text:s text:c="2"/>21 |</text:p>
      <text:p text:style-name="P1">| <text:s text:c="3"/>3 | Pramod <text:s/>| 72.67 | SY <text:s text:c="3"/>| <text:s text:c="2"/>22 |</text:p>
      <text:p text:style-name="P1">| <text:s text:c="3"/>4 | Rani <text:s text:c="3"/>| 69.88 | TY <text:s text:c="3"/>| <text:s text:c="2"/>20 |</text:p>
      <text:p text:style-name="P1">| <text:s text:c="3"/>2 | Vijaya <text:s/>| 67.84 | TY <text:s text:c="3"/>| <text:s text:c="2"/>21 |</text:p>
      <text:p text:style-name="P1">| NULL | Suresh <text:s/>| 65.89 | TY <text:s text:c="3"/>| <text:s text:c="2"/>20 |</text:p>
      <text:p text:style-name="P1">| <text:s text:c="3"/>7 | Ashok <text:s text:c="2"/>| 62.95 | SY <text:s text:c="3"/>| <text:s text:c="2"/>20 |</text:p>
      <text:p text:style-name="P1">| <text:s text:c="3"/>5 | Pravina | 56.84 | TY <text:s text:c="3"/>| <text:s text:c="2"/>20 |</text:p>
      <text:p text:style-name="P1">| <text:s text:c="3"/>8 | Priya <text:s text:c="2"/>| 55.26 | SY <text:s text:c="3"/>| <text:s text:c="2"/>22 |</text:p>
      <text:p text:style-name="P1">+------+---------+-------+-------+------+</text:p>
      <text:p text:style-name="P1">8 rows in set (0.00 sec)</text:p>
      <text:p text:style-name="P1"/>
      <text:p text:style-name="P1">mysql&gt; select * from student order by marks asc;</text:p>
      <text:p text:style-name="P1">mysql&gt; select * from student order by class asc, marks asc;</text:p>
      <text:p text:style-name="P1">+------+---------+-------+-------+------+</text:p>
      <text:p text:style-name="P1">| roll | name <text:s text:c="3"/>| marks | class | age <text:s/>|</text:p>
      <text:p text:style-name="P1">+------+---------+-------+-------+------+</text:p>
      <text:p text:style-name="P1">| <text:s text:c="3"/>8 | Priya <text:s text:c="2"/>| 55.26 | SY <text:s text:c="3"/>| <text:s text:c="2"/>22 |</text:p>
      <text:p text:style-name="P1">| <text:s text:c="3"/>7 | Ashok <text:s text:c="2"/>| 62.95 | SY <text:s text:c="3"/>| <text:s text:c="2"/>20 |</text:p>
      <text:p text:style-name="P1">| <text:s text:c="3"/>3 | Pramod <text:s/>| 72.67 | SY <text:s text:c="3"/>| <text:s text:c="2"/>22 |</text:p>
      <text:p text:style-name="P1">| <text:s text:c="3"/>9 | Rajesh <text:s/>| 81.93 | SY <text:s text:c="3"/>| <text:s text:c="2"/>21 |</text:p>
      <text:p text:style-name="P1">| <text:s text:c="3"/>5 | Pravina | 56.84 | TY <text:s text:c="3"/>| <text:s text:c="2"/>20 |</text:p>
      <text:p text:style-name="P1">| NULL | Suresh <text:s/>| 65.89 | TY <text:s text:c="3"/>| <text:s text:c="2"/>20 |</text:p>
      <text:p text:style-name="P1">| <text:s text:c="3"/>2 | Vijaya <text:s/>| 67.84 | TY <text:s text:c="3"/>| <text:s text:c="2"/>21 |</text:p>
      <text:p text:style-name="P1">| <text:s text:c="3"/>4 | Rani <text:s text:c="3"/>| 69.88 | TY <text:s text:c="3"/>| <text:s text:c="2"/>20 |</text:p>
      <text:p text:style-name="P1">+------+---------+-------+-------+------+</text:p>
      <text:p text:style-name="P1">8 rows in set (0.00 sec)</text:p>
      <text:p text:style-name="P1"/>
      <text:p text:style-name="P1">mysql&gt; </text:p>
      <text:p text:style-name="P1"/>
      <text:p text:style-name="P1"/>
      <text:p text:style-name="P1">+------+---------+-------+-------+------+ss asc, age desc, marks asc;</text:p>
      <text:p text:style-name="P1">| roll | name <text:s text:c="3"/>| marks | class | age <text:s/>|</text:p>
      <text:p text:style-name="P1">+------+---------+-------+-------+------+</text:p>
      <text:p text:style-name="P1">| <text:s text:c="3"/>8 | Priya <text:s text:c="2"/>| 55.26 | SY <text:s text:c="3"/>| <text:s text:c="2"/>22 |</text:p>
      <text:p text:style-name="P1">| <text:s text:c="3"/>3 | Pramod <text:s/>| 72.67 | SY <text:s text:c="3"/>| <text:s text:c="2"/>22 |</text:p>
      <text:p text:style-name="P1">| <text:s text:c="3"/>9 | Rajesh <text:s/>| 81.93 | SY <text:s text:c="3"/>| <text:s text:c="2"/>21 |</text:p>
      <text:p text:style-name="P1"><text:soft-page-break/>| <text:s text:c="3"/>7 | Ashok <text:s text:c="2"/>| 62.95 | SY <text:s text:c="3"/>| <text:s text:c="2"/>20 |</text:p>
      <text:p text:style-name="P1">| <text:s text:c="3"/>2 | Vijaya <text:s/>| 67.84 | TY <text:s text:c="3"/>| <text:s text:c="2"/>21 |</text:p>
      <text:p text:style-name="P1">| <text:s text:c="3"/>5 | Pravina | 56.84 | TY <text:s text:c="3"/>| <text:s text:c="2"/>20 |</text:p>
      <text:p text:style-name="P1">| NULL | Suresh <text:s/>| 65.89 | TY <text:s text:c="3"/>| <text:s text:c="2"/>20 |</text:p>
      <text:p text:style-name="P1">| <text:s text:c="3"/>4 | Rani <text:s text:c="3"/>| 69.88 | TY <text:s text:c="3"/>| <text:s text:c="2"/>20 |</text:p>
      <text:p text:style-name="P1">+------+---------+-------+-------+------+</text:p>
      <text:p text:style-name="P1">8 rows in set (0.00 sec)</text:p>
      <text:p text:style-name="P1"/>
      <text:p text:style-name="P1">mysql&gt; </text:p>
      <text:p text:style-name="P1">mysql&gt; select class from student group by class;</text:p>
      <text:p text:style-name="P1">+-------+</text:p>
      <text:p text:style-name="P1">| class |</text:p>
      <text:p text:style-name="P1">+-------+</text:p>
      <text:p text:style-name="P1">| TY <text:s text:c="3"/>|</text:p>
      <text:p text:style-name="P1">| SY <text:s text:c="3"/>|</text:p>
      <text:p text:style-name="P1">+-------+</text:p>
      <text:p text:style-name="P1">2 rows in set (0.00 sec)</text:p>
      <text:p text:style-name="P1"/>
      <text:p text:style-name="P1">mysql&gt; select class, max(marks) from student group by class;</text:p>
      <text:p text:style-name="P1">+-------+------------+</text:p>
      <text:p text:style-name="P1">| class | max(marks) |</text:p>
      <text:p text:style-name="P1">+-------+------------+</text:p>
      <text:p text:style-name="P1">| TY <text:s text:c="3"/>| <text:s text:c="5"/>69.88 |</text:p>
      <text:p text:style-name="P1">| SY <text:s text:c="3"/>| <text:s text:c="5"/>81.93 |</text:p>
      <text:p text:style-name="P1">+-------+------------+</text:p>
      <text:p text:style-name="P1">2 rows in set (0.00 sec)</text:p>
      <text:p text:style-name="P1"/>
      <text:p text:style-name="P1">mysql&gt; select age, count(age) from student group by age;</text:p>
      <text:p text:style-name="P1">+------+------------+</text:p>
      <text:p text:style-name="P1">| age <text:s/>| count(age) |</text:p>
      <text:p text:style-name="P1">+------+------------+</text:p>
      <text:p text:style-name="P1">| <text:s text:c="2"/>21 | <text:s text:c="9"/>2 |</text:p>
      <text:p text:style-name="P1">| <text:s text:c="2"/>22 | <text:s text:c="9"/>2 |</text:p>
      <text:p text:style-name="P1">| <text:s text:c="2"/>20 | <text:s text:c="9"/>4 |</text:p>
      <text:p text:style-name="P1">+------+------------+</text:p>
      <text:p text:style-name="P1">3 rows in set (0.00 sec)</text:p>
      <text:p text:style-name="P1"/>
      <text:p text:style-name="P1">mysql&gt; select class, count(class) as total max(marks)as top, min(m</text:p>
      <text:p text:style-name="P1">arks) as low, avg(marks) as average from student group by class;</text:p>
      <text:p text:style-name="P1">ERROR 1064 (42000): You have an error in your SQL syntax; check the manual that corresponds to your MySQL server version for the right syntax to use near 'max(marks)as top, min(marks) as low, avg(marks) as average from student group by' at line 1</text:p>
      <text:p text:style-name="P1">mysql&gt; </text:p>
      <text:p text:style-name="P1">mysql&gt; select class, count(class) as total, max(marks)as top, min(marks) as low, avg(marks) as average from student group by class;</text:p>
      <text:p text:style-name="P1">+-------+-------+-------+-------+-------------------+</text:p>
      <text:p text:style-name="P1">| class | total | top <text:s text:c="2"/>| low <text:s text:c="2"/>| average <text:s text:c="10"/>|</text:p>
      <text:p text:style-name="P1">+-------+-------+-------+-------+-------------------+</text:p>
      <text:p text:style-name="P1">| TY <text:s text:c="3"/>| <text:s text:c="4"/>4 | 69.88 | 56.84 | 65.11249828338623 |</text:p>
      <text:p text:style-name="P1">| SY <text:s text:c="3"/>| <text:s text:c="4"/>4 | 81.93 | 55.26 | 68.20249938964844 |</text:p>
      <text:p text:style-name="P1">+-------+-------+-------+-------+-------------------+</text:p>
      <text:p text:style-name="P1"><text:soft-page-break/>2 rows in set (0.00 sec)</text:p>
      <text:p text:style-name="P1"/>
      <text:p text:style-name="P1">mysql&gt; select class, avg(marks) from student group by class;</text:p>
      <text:p text:style-name="P1">+-------+-------------------+</text:p>
      <text:p text:style-name="P1">| class | avg(marks) <text:s text:c="7"/>|</text:p>
      <text:p text:style-name="P1">+-------+-------------------+</text:p>
      <text:p text:style-name="P1">| TY <text:s text:c="3"/>| 65.11249828338623 |</text:p>
      <text:p text:style-name="P1">| SY <text:s text:c="3"/>| 68.20249938964844 |</text:p>
      <text:p text:style-name="P1">+-------+-------------------+</text:p>
      <text:p text:style-name="P1">2 rows in set (0.01 sec)</text:p>
      <text:p text:style-name="P1"/>
      <text:p text:style-name="P1">mysql&gt; select class, avg(marks) from student group by class having marks &gt; 60 and marks &lt; 70;</text:p>
      <text:p text:style-name="P1">ERROR 1054 (42S22): Unknown column 'marks' in 'having clause'</text:p>
      <text:p text:style-name="P1">mysql&gt; </text:p>
      <text:p text:style-name="P1">mysql&gt; select class, avg(marks) from student group by class having class = 'TY';</text:p>
      <text:p text:style-name="P1">+-------+-------------------+</text:p>
      <text:p text:style-name="P1">| class | avg(marks) <text:s text:c="7"/>|</text:p>
      <text:p text:style-name="P1">+-------+-------------------+</text:p>
      <text:p text:style-name="P1">| TY <text:s text:c="3"/>| 65.11249828338623 |</text:p>
      <text:p text:style-name="P1">+-------+-------------------+</text:p>
      <text:p text:style-name="P1">1 row in set (0.00 sec)</text:p>
      <text:p text:style-name="P1"/>
      <text:p text:style-name="P1">mysql&gt; select age, avg(marks) from student group by age;</text:p>
      <text:p text:style-name="P1">+------+-------------------+</text:p>
      <text:p text:style-name="P1">| age <text:s/>| avg(marks) <text:s text:c="7"/>|</text:p>
      <text:p text:style-name="P1">+------+-------------------+</text:p>
      <text:p text:style-name="P1">| <text:s text:c="2"/>21 | <text:s/>74.8849983215332 |</text:p>
      <text:p text:style-name="P1">| <text:s text:c="2"/>22 | 63.96499824523926 |</text:p>
      <text:p text:style-name="P1">| <text:s text:c="2"/>20 | 63.88999938964844 |</text:p>
      <text:p text:style-name="P1">+------+-------------------+</text:p>
      <text:p text:style-name="P1">3 rows in set (0.00 sec)</text:p>
      <text:p text:style-name="P1"/>
      <text:p text:style-name="P1">mysql&gt; select age, avg(marks) from student group by age having age&gt; 20;</text:p>
      <text:p text:style-name="P1">+------+-------------------+</text:p>
      <text:p text:style-name="P1">| age <text:s/>| avg(marks) <text:s text:c="7"/>|</text:p>
      <text:p text:style-name="P1">+------+-------------------+</text:p>
      <text:p text:style-name="P1">| <text:s text:c="2"/>21 | <text:s/>74.8849983215332 |</text:p>
      <text:p text:style-name="P1">| <text:s text:c="2"/>22 | 63.96499824523926 |</text:p>
      <text:p text:style-name="P1">+------+-------------------+</text:p>
      <text:p text:style-name="P1">2 rows in set (0.01 sec)</text:p>
      <text:p text:style-name="P1"/>
      <text:p text:style-name="P1">mysql&gt; </text:p>
      <text:p text:style-name="P1">mysql&gt; select 34 + 23 as add;</text:p>
      <text:p text:style-name="P1">ERROR 1064 (42000): You have an error in your SQL syntax; check the manual that corresponds to your MySQL server version for the right syntax to use near 'add' at line 1</text:p>
      <text:p text:style-name="P1">mysql&gt; select 34 + 23 </text:p>
      <text:p text:style-name="P1"><text:s text:c="4"/>-&gt; ;</text:p>
      <text:p text:style-name="P1">+---------+</text:p>
      <text:p text:style-name="P1">| 34 + 23 |</text:p>
      <text:p text:style-name="P1"><text:soft-page-break/>+---------+</text:p>
      <text:p text:style-name="P1">| <text:s text:c="5"/>57 |</text:p>
      <text:p text:style-name="P1">+---------+</text:p>
      <text:p text:style-name="P1">1 row in set (0.01 sec)</text:p>
      <text:p text:style-name="P1"/>
      <text:p text:style-name="P1">mysql&gt; select 34 / 12</text:p>
      <text:p text:style-name="P1"><text:s text:c="4"/>-&gt; ;</text:p>
      <text:p text:style-name="P1">+---------+</text:p>
      <text:p text:style-name="P1">| 34 / 12 |</text:p>
      <text:p text:style-name="P1">+---------+</text:p>
      <text:p text:style-name="P1">| <text:s/>2.8333 |</text:p>
      <text:p text:style-name="P1">+---------+</text:p>
      <text:p text:style-name="P1">1 row in set (0.01 sec)</text:p>
      <text:p text:style-name="P1"/>
      <text:p text:style-name="P1">mysql&gt; select 34 div 12;</text:p>
      <text:p text:style-name="P1">+-----------+</text:p>
      <text:p text:style-name="P1">| 34 div 12 |</text:p>
      <text:p text:style-name="P1">+-----------+</text:p>
      <text:p text:style-name="P1">| <text:s text:c="8"/>2 |</text:p>
      <text:p text:style-name="P1">+-----------+</text:p>
      <text:p text:style-name="P1">1 row in set (0.00 sec)</text:p>
      <text:p text:style-name="P1"/>
      <text:p text:style-name="P1">mysql&gt; select marks+1.5 from student;</text:p>
      <text:p text:style-name="P1">+-------------------+</text:p>
      <text:p text:style-name="P1">| marks+1.5 <text:s text:c="8"/>|</text:p>
      <text:p text:style-name="P1">+-------------------+</text:p>
      <text:p text:style-name="P1">| 69.33999633789062 |</text:p>
      <text:p text:style-name="P1">| 74.16999816894531 |</text:p>
      <text:p text:style-name="P1">| 71.37999725341797 |</text:p>
      <text:p text:style-name="P1">| 58.34000015258789 |</text:p>
      <text:p text:style-name="P1">| 64.45000076293945 |</text:p>
      <text:p text:style-name="P1">| <text:s/>56.7599983215332 |</text:p>
      <text:p text:style-name="P1">| 83.43000030517578 |</text:p>
      <text:p text:style-name="P1">| 67.38999938964844 |</text:p>
      <text:p text:style-name="P1">+-------------------+</text:p>
      <text:p text:style-name="P1">8 rows in set (0.00 sec)</text:p>
      <text:p text:style-name="P1"/>
      <text:p text:style-name="P1">mysql&gt; </text:p>
      <text:p text:style-name="P1">mysql&gt; select roll, name, marks/10+1.5 as cgpa from student;</text:p>
      <text:p text:style-name="P1">+------+---------+-------------------+</text:p>
      <text:p text:style-name="P1">| roll | name <text:s text:c="3"/>| cgpa <text:s text:c="13"/>|</text:p>
      <text:p text:style-name="P1">+------+---------+-------------------+</text:p>
      <text:p text:style-name="P1">| <text:s text:c="3"/>2 | Vijaya <text:s/>| 8.283999633789062 |</text:p>
      <text:p text:style-name="P1">| <text:s text:c="3"/>3 | Pramod <text:s/>| 8.766999816894531 |</text:p>
      <text:p text:style-name="P1">| <text:s text:c="3"/>4 | Rani <text:s text:c="3"/>| 8.487999725341798 |</text:p>
      <text:p text:style-name="P1">| <text:s text:c="3"/>5 | Pravina | 7.184000015258789 |</text:p>
      <text:p text:style-name="P1">| <text:s text:c="3"/>7 | Ashok <text:s text:c="2"/>| 7.795000076293945 |</text:p>
      <text:p text:style-name="P1">| <text:s text:c="3"/>8 | Priya <text:s text:c="2"/>| <text:s/>7.02599983215332 |</text:p>
      <text:p text:style-name="P1">| <text:s text:c="3"/>9 | Rajesh <text:s/>| 9.693000030517577 |</text:p>
      <text:p text:style-name="P1">| NULL | Suresh <text:s/>| 8.088999938964843 |</text:p>
      <text:p text:style-name="P1">+------+---------+-------------------+</text:p>
      <text:p text:style-name="P1">8 rows in set (0.00 sec)</text:p>
      <text:p text:style-name="P1"/>
      <text:p text:style-name="P1"><text:soft-page-break/>mysql&gt; select roll, name, marks div 10+1.5 as cgpa from student;</text:p>
      <text:p text:style-name="P1">+------+---------+------+</text:p>
      <text:p text:style-name="P1">| roll | name <text:s text:c="3"/>| cgpa |</text:p>
      <text:p text:style-name="P1">+------+---------+------+</text:p>
      <text:p text:style-name="P1">| <text:s text:c="3"/>2 | Vijaya <text:s/>| <text:s/>7.5 |</text:p>
      <text:p text:style-name="P1">| <text:s text:c="3"/>3 | Pramod <text:s/>| <text:s/>8.5 |</text:p>
      <text:p text:style-name="P1">| <text:s text:c="3"/>4 | Rani <text:s text:c="3"/>| <text:s/>7.5 |</text:p>
      <text:p text:style-name="P1">| <text:s text:c="3"/>5 | Pravina | <text:s/>6.5 |</text:p>
      <text:p text:style-name="P1">| <text:s text:c="3"/>7 | Ashok <text:s text:c="2"/>| <text:s/>7.5 |</text:p>
      <text:p text:style-name="P1">| <text:s text:c="3"/>8 | Priya <text:s text:c="2"/>| <text:s/>6.5 |</text:p>
      <text:p text:style-name="P1">| <text:s text:c="3"/>9 | Rajesh <text:s/>| <text:s/>9.5 |</text:p>
      <text:p text:style-name="P1">| NULL | Suresh <text:s/>| <text:s/>7.5 |</text:p>
      <text:p text:style-name="P1">+------+---------+------+</text:p>
      <text:p text:style-name="P1">8 rows in set (0.00 sec)</text:p>
      <text:p text:style-name="P1"/>
      <text:p text:style-name="P1">mysql&gt; </text:p>
      <text:p text:style-name="P1">mysql&gt; select * from student;</text:p>
      <text:p text:style-name="P1">+------+---------+-------+-------+------+</text:p>
      <text:p text:style-name="P1">| roll | name <text:s text:c="3"/>| marks | class | age <text:s/>|</text:p>
      <text:p text:style-name="P1">+------+---------+-------+-------+------+</text:p>
      <text:p text:style-name="P1">| <text:s text:c="3"/>2 | Vijaya <text:s/>| 67.84 | TY <text:s text:c="3"/>| <text:s text:c="2"/>21 |</text:p>
      <text:p text:style-name="P1">| <text:s text:c="3"/>3 | Pramod <text:s/>| 72.67 | SY <text:s text:c="3"/>| <text:s text:c="2"/>22 |</text:p>
      <text:p text:style-name="P1">| <text:s text:c="3"/>4 | Rani <text:s text:c="3"/>| 69.88 | TY <text:s text:c="3"/>| <text:s text:c="2"/>20 |</text:p>
      <text:p text:style-name="P1">| <text:s text:c="3"/>5 | Pravina | 56.84 | TY <text:s text:c="3"/>| <text:s text:c="2"/>20 |</text:p>
      <text:p text:style-name="P1">| <text:s text:c="3"/>7 | Ashok <text:s text:c="2"/>| 62.95 | SY <text:s text:c="3"/>| <text:s text:c="2"/>20 |</text:p>
      <text:p text:style-name="P1">| <text:s text:c="3"/>8 | Priya <text:s text:c="2"/>| 55.26 | SY <text:s text:c="3"/>| <text:s text:c="2"/>22 |</text:p>
      <text:p text:style-name="P1">| <text:s text:c="3"/>9 | Rajesh <text:s/>| 81.93 | SY <text:s text:c="3"/>| <text:s text:c="2"/>21 |</text:p>
      <text:p text:style-name="P1">| NULL | Suresh <text:s/>| 65.89 | TY <text:s text:c="3"/>| <text:s text:c="2"/>20 |</text:p>
      <text:p text:style-name="P1">+------+---------+-------+-------+------+</text:p>
      <text:p text:style-name="P1">8 rows in set (0.00 sec)</text:p>
      <text:p text:style-name="P1"/>
      <text:p text:style-name="P1">mysql&gt; select * from student where name like 'P%';</text:p>
      <text:p text:style-name="P1">+------+---------+-------+-------+------+</text:p>
      <text:p text:style-name="P1">| roll | name <text:s text:c="3"/>| marks | class | age <text:s/>|</text:p>
      <text:p text:style-name="P1">+------+---------+-------+-------+------+</text:p>
      <text:p text:style-name="P1">| <text:s text:c="3"/>3 | Pramod <text:s/>| 72.67 | SY <text:s text:c="3"/>| <text:s text:c="2"/>22 |</text:p>
      <text:p text:style-name="P1">| <text:s text:c="3"/>5 | Pravina | 56.84 | TY <text:s text:c="3"/>| <text:s text:c="2"/>20 |</text:p>
      <text:p text:style-name="P1">| <text:s text:c="3"/>8 | Priya <text:s text:c="2"/>| 55.26 | SY <text:s text:c="3"/>| <text:s text:c="2"/>22 |</text:p>
      <text:p text:style-name="P1">+------+---------+-------+-------+------+</text:p>
      <text:p text:style-name="P1">3 rows in set (0.00 sec)</text:p>
      <text:p text:style-name="P1"/>
      <text:p text:style-name="P1">mysql&gt; select * from student where name like 'Pra%';</text:p>
      <text:p text:style-name="P1">+------+---------+-------+-------+------+</text:p>
      <text:p text:style-name="P1">| roll | name <text:s text:c="3"/>| marks | class | age <text:s/>|</text:p>
      <text:p text:style-name="P1">+------+---------+-------+-------+------+</text:p>
      <text:p text:style-name="P1">| <text:s text:c="3"/>3 | Pramod <text:s/>| 72.67 | SY <text:s text:c="3"/>| <text:s text:c="2"/>22 |</text:p>
      <text:p text:style-name="P1">| <text:s text:c="3"/>5 | Pravina | 56.84 | TY <text:s text:c="3"/>| <text:s text:c="2"/>20 |</text:p>
      <text:p text:style-name="P1">+------+---------+-------+-------+------+</text:p>
      <text:p text:style-name="P1">2 rows in set (0.00 sec)</text:p>
      <text:p text:style-name="P1"/>
      <text:p text:style-name="P1">mysql&gt; select * from student where name like '%a';</text:p>
      <text:p text:style-name="P1">+------+---------+-------+-------+------+</text:p>
      <text:p text:style-name="P1">| roll | name <text:s text:c="3"/>| marks | class | age <text:s/>|</text:p>
      <text:p text:style-name="P1"><text:soft-page-break/>+------+---------+-------+-------+------+</text:p>
      <text:p text:style-name="P1">| <text:s text:c="3"/>2 | Vijaya <text:s/>| 67.84 | TY <text:s text:c="3"/>| <text:s text:c="2"/>21 |</text:p>
      <text:p text:style-name="P1">| <text:s text:c="3"/>5 | Pravina | 56.84 | TY <text:s text:c="3"/>| <text:s text:c="2"/>20 |</text:p>
      <text:p text:style-name="P1">| <text:s text:c="3"/>8 | Priya <text:s text:c="2"/>| 55.26 | SY <text:s text:c="3"/>| <text:s text:c="2"/>22 |</text:p>
      <text:p text:style-name="P1">+------+---------+-------+-------+------+</text:p>
      <text:p text:style-name="P1">3 rows in set (0.00 sec)</text:p>
      <text:p text:style-name="P1"/>
      <text:p text:style-name="P1">mysql&gt; select * from student where name like '%r%';</text:p>
      <text:p text:style-name="P1">+------+---------+-------+-------+------+</text:p>
      <text:p text:style-name="P1">| roll | name <text:s text:c="3"/>| marks | class | age <text:s/>|</text:p>
      <text:p text:style-name="P1">+------+---------+-------+-------+------+</text:p>
      <text:p text:style-name="P1">| <text:s text:c="3"/>3 | Pramod <text:s/>| 72.67 | SY <text:s text:c="3"/>| <text:s text:c="2"/>22 |</text:p>
      <text:p text:style-name="P1">| <text:s text:c="3"/>4 | Rani <text:s text:c="3"/>| 69.88 | TY <text:s text:c="3"/>| <text:s text:c="2"/>20 |</text:p>
      <text:p text:style-name="P1">| <text:s text:c="3"/>5 | Pravina | 56.84 | TY <text:s text:c="3"/>| <text:s text:c="2"/>20 |</text:p>
      <text:p text:style-name="P1">| <text:s text:c="3"/>8 | Priya <text:s text:c="2"/>| 55.26 | SY <text:s text:c="3"/>| <text:s text:c="2"/>22 |</text:p>
      <text:p text:style-name="P1">| <text:s text:c="3"/>9 | Rajesh <text:s/>| 81.93 | SY <text:s text:c="3"/>| <text:s text:c="2"/>21 |</text:p>
      <text:p text:style-name="P1">| NULL | Suresh <text:s/>| 65.89 | TY <text:s text:c="3"/>| <text:s text:c="2"/>20 |</text:p>
      <text:p text:style-name="P1">+------+---------+-------+-------+------+</text:p>
      <text:p text:style-name="P1">6 rows in set (0.00 sec)</text:p>
      <text:p text:style-name="P1"/>
      <text:p text:style-name="P1">mysql&gt; select * from student where name like '%R%';</text:p>
      <text:p text:style-name="P1">+------+---------+-------+-------+------+</text:p>
      <text:p text:style-name="P1">| roll | name <text:s text:c="3"/>| marks | class | age <text:s/>|</text:p>
      <text:p text:style-name="P1">+------+---------+-------+-------+------+</text:p>
      <text:p text:style-name="P1">| <text:s text:c="3"/>3 | Pramod <text:s/>| 72.67 | SY <text:s text:c="3"/>| <text:s text:c="2"/>22 |</text:p>
      <text:p text:style-name="P1">| <text:s text:c="3"/>4 | Rani <text:s text:c="3"/>| 69.88 | TY <text:s text:c="3"/>| <text:s text:c="2"/>20 |</text:p>
      <text:p text:style-name="P1">| <text:s text:c="3"/>5 | Pravina | 56.84 | TY <text:s text:c="3"/>| <text:s text:c="2"/>20 |</text:p>
      <text:p text:style-name="P1">| <text:s text:c="3"/>8 | Priya <text:s text:c="2"/>| 55.26 | SY <text:s text:c="3"/>| <text:s text:c="2"/>22 |</text:p>
      <text:p text:style-name="P1">| <text:s text:c="3"/>9 | Rajesh <text:s/>| 81.93 | SY <text:s text:c="3"/>| <text:s text:c="2"/>21 |</text:p>
      <text:p text:style-name="P1">| NULL | Suresh <text:s/>| 65.89 | TY <text:s text:c="3"/>| <text:s text:c="2"/>20 |</text:p>
      <text:p text:style-name="P1">+------+---------+-------+-------+------+</text:p>
      <text:p text:style-name="P1">6 rows in set (0.01 sec)</text:p>
      <text:p text:style-name="P1"/>
      <text:p text:style-name="P1">mysql&gt; select * from student where name like 'pra%';</text:p>
      <text:p text:style-name="P1">+------+---------+-------+-------+------+</text:p>
      <text:p text:style-name="P1">| roll | name <text:s text:c="3"/>| marks | class | age <text:s/>|</text:p>
      <text:p text:style-name="P1">+------+---------+-------+-------+------+</text:p>
      <text:p text:style-name="P1">| <text:s text:c="3"/>3 | Pramod <text:s/>| 72.67 | SY <text:s text:c="3"/>| <text:s text:c="2"/>22 |</text:p>
      <text:p text:style-name="P1">| <text:s text:c="3"/>5 | Pravina | 56.84 | TY <text:s text:c="3"/>| <text:s text:c="2"/>20 |</text:p>
      <text:p text:style-name="P1">+------+---------+-------+-------+------+</text:p>
      <text:p text:style-name="P1">2 rows in set (0.00 sec)</text:p>
      <text:p text:style-name="P1"/>
      <text:p text:style-name="P1">mysql&gt; select * from student;</text:p>
      <text:p text:style-name="P1">+------+---------+-------+-------+------+</text:p>
      <text:p text:style-name="P1">| roll | name <text:s text:c="3"/>| marks | class | age <text:s/>|</text:p>
      <text:p text:style-name="P1">+------+---------+-------+-------+------+</text:p>
      <text:p text:style-name="P1">| <text:s text:c="3"/>2 | Vijaya <text:s/>| 67.84 | TY <text:s text:c="3"/>| <text:s text:c="2"/>21 |</text:p>
      <text:p text:style-name="P1">| <text:s text:c="3"/>3 | Pramod <text:s/>| 72.67 | SY <text:s text:c="3"/>| <text:s text:c="2"/>22 |</text:p>
      <text:p text:style-name="P1">| <text:s text:c="3"/>4 | Rani <text:s text:c="3"/>| 69.88 | TY <text:s text:c="3"/>| <text:s text:c="2"/>20 |</text:p>
      <text:p text:style-name="P1">| <text:s text:c="3"/>5 | Pravina | 56.84 | TY <text:s text:c="3"/>| <text:s text:c="2"/>20 |</text:p>
      <text:p text:style-name="P1">| <text:s text:c="3"/>7 | Ashok <text:s text:c="2"/>| 62.95 | SY <text:s text:c="3"/>| <text:s text:c="2"/>20 |</text:p>
      <text:p text:style-name="P1">| <text:s text:c="3"/>8 | Priya <text:s text:c="2"/>| 55.26 | SY <text:s text:c="3"/>| <text:s text:c="2"/>22 |</text:p>
      <text:p text:style-name="P1">| <text:s text:c="3"/>9 | Rajesh <text:s/>| 81.93 | SY <text:s text:c="3"/>| <text:s text:c="2"/>21 |</text:p>
      <text:p text:style-name="P1"><text:soft-page-break/>| NULL | Suresh <text:s/>| 65.89 | TY <text:s text:c="3"/>| <text:s text:c="2"/>20 |</text:p>
      <text:p text:style-name="P1">+------+---------+-------+-------+------+</text:p>
      <text:p text:style-name="P1">8 rows in set (0.00 sec)</text:p>
      <text:p text:style-name="P1"/>
      <text:p text:style-name="P1">mysql&gt; select * from student where name like '_____';</text:p>
      <text:p text:style-name="P1">+------+-------+-------+-------+------+</text:p>
      <text:p text:style-name="P1">| roll | name <text:s/>| marks | class | age <text:s/>|</text:p>
      <text:p text:style-name="P1">+------+-------+-------+-------+------+</text:p>
      <text:p text:style-name="P1">| <text:s text:c="3"/>7 | Ashok | 62.95 | SY <text:s text:c="3"/>| <text:s text:c="2"/>20 |</text:p>
      <text:p text:style-name="P1">| <text:s text:c="3"/>8 | Priya | 55.26 | SY <text:s text:c="3"/>| <text:s text:c="2"/>22 |</text:p>
      <text:p text:style-name="P1">+------+-------+-------+-------+------+</text:p>
      <text:p text:style-name="P1">2 rows in set (0.00 sec)</text:p>
      <text:p text:style-name="P1"/>
      <text:p text:style-name="P1">mysql&gt; select * from student where name like '_a%';</text:p>
      <text:p text:style-name="P1">+------+--------+-------+-------+------+</text:p>
      <text:p text:style-name="P1">| roll | name <text:s text:c="2"/>| marks | class | age <text:s/>|</text:p>
      <text:p text:style-name="P1">+------+--------+-------+-------+------+</text:p>
      <text:p text:style-name="P1">| <text:s text:c="3"/>4 | Rani <text:s text:c="2"/>| 69.88 | TY <text:s text:c="3"/>| <text:s text:c="2"/>20 |</text:p>
      <text:p text:style-name="P1">| <text:s text:c="3"/>9 | Rajesh | 81.93 | SY <text:s text:c="3"/>| <text:s text:c="2"/>21 |</text:p>
      <text:p text:style-name="P1">+------+--------+-------+-------+------+</text:p>
      <text:p text:style-name="P1">2 rows in set (0.00 sec)</text:p>
      <text:p text:style-name="P1"/>
      <text:p text:style-name="P1">mysql&gt; select * from student where name like 'P%' and class = 'TY';</text:p>
      <text:p text:style-name="P1">+------+---------+-------+-------+------+</text:p>
      <text:p text:style-name="P1">| roll | name <text:s text:c="3"/>| marks | class | age <text:s/>|</text:p>
      <text:p text:style-name="P1">+------+---------+-------+-------+------+</text:p>
      <text:p text:style-name="P1">| <text:s text:c="3"/>5 | Pravina | 56.84 | TY <text:s text:c="3"/>| <text:s text:c="2"/>20 |</text:p>
      <text:p text:style-name="P1">+------+---------+-------+-------+------+</text:p>
      <text:p text:style-name="P1">1 row in set (0.00 sec)</text:p>
      <text:p text:style-name="P1"/>
      <text:p text:style-name="P1">mysql&gt; select * from student where name like 'P%a';</text:p>
      <text:p text:style-name="P1">+------+---------+-------+-------+------+</text:p>
      <text:p text:style-name="P1">| roll | name <text:s text:c="3"/>| marks | class | age <text:s/>|</text:p>
      <text:p text:style-name="P1">+------+---------+-------+-------+------+</text:p>
      <text:p text:style-name="P1">| <text:s text:c="3"/>5 | Pravina | 56.84 | TY <text:s text:c="3"/>| <text:s text:c="2"/>20 |</text:p>
      <text:p text:style-name="P1">| <text:s text:c="3"/>8 | Priya <text:s text:c="2"/>| 55.26 | SY <text:s text:c="3"/>| <text:s text:c="2"/>22 |</text:p>
      <text:p text:style-name="P1">+------+---------+-------+-------+------+</text:p>
      <text:p text:style-name="P1">2 rows in set (0.00 sec)</text:p>
      <text:p text:style-name="P1"/>
      <text:p text:style-name="P1">mysql&gt; select destinct class from student;</text:p>
      <text:p text:style-name="P1">ERROR 1054 (42S22): Unknown column 'destinct' in 'field list'</text:p>
      <text:p text:style-name="P1">mysql&gt; select distinct class from student;</text:p>
      <text:p text:style-name="P1">+-------+</text:p>
      <text:p text:style-name="P1">| class |</text:p>
      <text:p text:style-name="P1">+-------+</text:p>
      <text:p text:style-name="P1">| TY <text:s text:c="3"/>|</text:p>
      <text:p text:style-name="P1">| SY <text:s text:c="3"/>|</text:p>
      <text:p text:style-name="P1">+-------+</text:p>
      <text:p text:style-name="P1">2 rows in set (0.00 sec)</text:p>
      <text:p text:style-name="P1"/>
      <text:p text:style-name="P1">mysql&gt; select distinct age from student;</text:p>
      <text:p text:style-name="P1">+------+</text:p>
      <text:p text:style-name="P1"><text:soft-page-break/>| age <text:s/>|</text:p>
      <text:p text:style-name="P1">+------+</text:p>
      <text:p text:style-name="P1">| <text:s text:c="2"/>21 |</text:p>
      <text:p text:style-name="P1">| <text:s text:c="2"/>22 |</text:p>
      <text:p text:style-name="P1">| <text:s text:c="2"/>20 |</text:p>
      <text:p text:style-name="P1">+------+</text:p>
      <text:p text:style-name="P1">3 rows in set (0.00 sec)</text:p>
      <text:p text:style-name="P1"/>
      <text:p text:style-name="P1">mysql&gt; </text:p>
      <text:p text:style-name="P1">mysql&gt; select * from student where marks &gt; 60;</text:p>
      <text:p text:style-name="P1">+------+--------+-------+-------+------+</text:p>
      <text:p text:style-name="P1">| roll | name <text:s text:c="2"/>| marks | class | age <text:s/>|</text:p>
      <text:p text:style-name="P1">+------+--------+-------+-------+------+</text:p>
      <text:p text:style-name="P1">| <text:s text:c="3"/>2 | Vijaya | 67.84 | TY <text:s text:c="3"/>| <text:s text:c="2"/>21 |</text:p>
      <text:p text:style-name="P1">| <text:s text:c="3"/>3 | Pramod | 72.67 | SY <text:s text:c="3"/>| <text:s text:c="2"/>22 |</text:p>
      <text:p text:style-name="P1">| <text:s text:c="3"/>4 | Rani <text:s text:c="2"/>| 69.88 | TY <text:s text:c="3"/>| <text:s text:c="2"/>20 |</text:p>
      <text:p text:style-name="P1">| <text:s text:c="3"/>7 | Ashok <text:s/>| 62.95 | SY <text:s text:c="3"/>| <text:s text:c="2"/>20 |</text:p>
      <text:p text:style-name="P1">| <text:s text:c="3"/>9 | Rajesh | 81.93 | SY <text:s text:c="3"/>| <text:s text:c="2"/>21 |</text:p>
      <text:p text:style-name="P1">| NULL | Suresh | 65.89 | TY <text:s text:c="3"/>| <text:s text:c="2"/>20 |</text:p>
      <text:p text:style-name="P1">+------+--------+-------+-------+------+</text:p>
      <text:p text:style-name="P1">6 rows in set (0.00 sec)</text:p>
      <text:p text:style-name="P1"/>
      <text:p text:style-name="P1">mysql&gt; select * from student where marks &gt; 60 and class = 'TY';</text:p>
      <text:p text:style-name="P1">+------+--------+-------+-------+------+</text:p>
      <text:p text:style-name="P1">| roll | name <text:s text:c="2"/>| marks | class | age <text:s/>|</text:p>
      <text:p text:style-name="P1">+------+--------+-------+-------+------+</text:p>
      <text:p text:style-name="P1">| <text:s text:c="3"/>2 | Vijaya | 67.84 | TY <text:s text:c="3"/>| <text:s text:c="2"/>21 |</text:p>
      <text:p text:style-name="P1">| <text:s text:c="3"/>4 | Rani <text:s text:c="2"/>| 69.88 | TY <text:s text:c="3"/>| <text:s text:c="2"/>20 |</text:p>
      <text:p text:style-name="P1">| NULL | Suresh | 65.89 | TY <text:s text:c="3"/>| <text:s text:c="2"/>20 |</text:p>
      <text:p text:style-name="P1">+------+--------+-------+-------+------+</text:p>
      <text:p text:style-name="P1">3 rows in set (0.00 sec)</text:p>
      <text:p text:style-name="P1"/>
      <text:p text:style-name="P1">mysql&gt; select avg(marks) from student where class = 'TY';</text:p>
      <text:p text:style-name="P1">+-------------------+</text:p>
      <text:p text:style-name="P1">| avg(marks) <text:s text:c="7"/>|</text:p>
      <text:p text:style-name="P1">+-------------------+</text:p>
      <text:p text:style-name="P1">| 65.11249828338623 |</text:p>
      <text:p text:style-name="P1">+-------------------+</text:p>
      <text:p text:style-name="P1">1 row in set (0.00 sec)</text:p>
      <text:p text:style-name="P1"/>
      <text:p text:style-name="P1">mysql&gt; </text:p>
      <text:p text:style-name="P1">mysql&gt; select * from student;</text:p>
      <text:p text:style-name="P1">+------+---------+-------+-------+------+</text:p>
      <text:p text:style-name="P1">| roll | name <text:s text:c="3"/>| marks | class | age <text:s/>|</text:p>
      <text:p text:style-name="P1">+------+---------+-------+-------+------+</text:p>
      <text:p text:style-name="P1">| <text:s text:c="3"/>2 | Vijaya <text:s/>| 67.84 | TY <text:s text:c="3"/>| <text:s text:c="2"/>21 |</text:p>
      <text:p text:style-name="P1">| <text:s text:c="3"/>3 | Pramod <text:s/>| 72.67 | SY <text:s text:c="3"/>| <text:s text:c="2"/>22 |</text:p>
      <text:p text:style-name="P1">| <text:s text:c="3"/>4 | Rani <text:s text:c="3"/>| 69.88 | TY <text:s text:c="3"/>| <text:s text:c="2"/>20 |</text:p>
      <text:p text:style-name="P1">| <text:s text:c="3"/>5 | Pravina | 56.84 | TY <text:s text:c="3"/>| <text:s text:c="2"/>20 |</text:p>
      <text:p text:style-name="P1">| <text:s text:c="3"/>7 | Ashok <text:s text:c="2"/>| 62.95 | SY <text:s text:c="3"/>| <text:s text:c="2"/>20 |</text:p>
      <text:p text:style-name="P1">| <text:s text:c="3"/>8 | Priya <text:s text:c="2"/>| 55.26 | SY <text:s text:c="3"/>| <text:s text:c="2"/>22 |</text:p>
      <text:p text:style-name="P1">| <text:s text:c="3"/>9 | Rajesh <text:s/>| 81.93 | SY <text:s text:c="3"/>| <text:s text:c="2"/>21 |</text:p>
      <text:p text:style-name="P1">| NULL | Suresh <text:s/>| 65.89 | TY <text:s text:c="3"/>| <text:s text:c="2"/>20 |</text:p>
      <text:p text:style-name="P1"><text:soft-page-break/>+------+---------+-------+-------+------+</text:p>
      <text:p text:style-name="P1">8 rows in set (0.00 sec)</text:p>
      <text:p text:style-name="P1"/>
      <text:p text:style-name="P1">mysql&gt; select * from student where roll in (3,5,8,9);</text:p>
      <text:p text:style-name="P1">+------+---------+-------+-------+------+</text:p>
      <text:p text:style-name="P1">| roll | name <text:s text:c="3"/>| marks | class | age <text:s/>|</text:p>
      <text:p text:style-name="P1">+------+---------+-------+-------+------+</text:p>
      <text:p text:style-name="P1">| <text:s text:c="3"/>3 | Pramod <text:s/>| 72.67 | SY <text:s text:c="3"/>| <text:s text:c="2"/>22 |</text:p>
      <text:p text:style-name="P1">| <text:s text:c="3"/>5 | Pravina | 56.84 | TY <text:s text:c="3"/>| <text:s text:c="2"/>20 |</text:p>
      <text:p text:style-name="P1">| <text:s text:c="3"/>8 | Priya <text:s text:c="2"/>| 55.26 | SY <text:s text:c="3"/>| <text:s text:c="2"/>22 |</text:p>
      <text:p text:style-name="P1">| <text:s text:c="3"/>9 | Rajesh <text:s/>| 81.93 | SY <text:s text:c="3"/>| <text:s text:c="2"/>21 |</text:p>
      <text:p text:style-name="P1">+------+---------+-------+-------+------+</text:p>
      <text:p text:style-name="P1">4 rows in set (0.01 sec)</text:p>
      <text:p text:style-name="P1"/>
      <text:p text:style-name="P1">mysql&gt; select * from student where roll in (3,5,8,9) and class = 'TY';</text:p>
      <text:p text:style-name="P1">+------+---------+-------+-------+------+</text:p>
      <text:p text:style-name="P1">| roll | name <text:s text:c="3"/>| marks | class | age <text:s/>|</text:p>
      <text:p text:style-name="P1">+------+---------+-------+-------+------+</text:p>
      <text:p text:style-name="P1">| <text:s text:c="3"/>5 | Pravina | 56.84 | TY <text:s text:c="3"/>| <text:s text:c="2"/>20 |</text:p>
      <text:p text:style-name="P1">+------+---------+-------+-------+------+</text:p>
      <text:p text:style-name="P1">1 row in set (0.00 sec)</text:p>
      <text:p text:style-name="P1"/>
      <text:p text:style-name="P1">mysql&gt; update student set age = 22 where roll in (3,5,8,9);</text:p>
      <text:p text:style-name="P1">Query OK, 2 rows affected (0.96 sec)</text:p>
      <text:p text:style-name="P1">Rows matched: 4 <text:s/>Changed: 2 <text:s/>Warnings: 0</text:p>
      <text:p text:style-name="P1"/>
      <text:p text:style-name="P1">mysql&gt; select * from student where roll not in (3,5,8,9);</text:p>
      <text:p text:style-name="P1">+------+--------+-------+-------+------+</text:p>
      <text:p text:style-name="P1">| roll | name <text:s text:c="2"/>| marks | class | age <text:s/>|</text:p>
      <text:p text:style-name="P1">+------+--------+-------+-------+------+</text:p>
      <text:p text:style-name="P1">| <text:s text:c="3"/>2 | Vijaya | 67.84 | TY <text:s text:c="3"/>| <text:s text:c="2"/>21 |</text:p>
      <text:p text:style-name="P1">| <text:s text:c="3"/>4 | Rani <text:s text:c="2"/>| 69.88 | TY <text:s text:c="3"/>| <text:s text:c="2"/>20 |</text:p>
      <text:p text:style-name="P1">| <text:s text:c="3"/>7 | Ashok <text:s/>| 62.95 | SY <text:s text:c="3"/>| <text:s text:c="2"/>20 |</text:p>
      <text:p text:style-name="P1">+------+--------+-------+-------+------+</text:p>
      <text:p text:style-name="P1">3 rows in set (0.00 sec)</text:p>
      <text:p text:style-name="P1"/>
      <text:p text:style-name="P1">mysql&gt; select * from student where not marks &gt; 60;</text:p>
      <text:p text:style-name="P1">+------+---------+-------+-------+------+</text:p>
      <text:p text:style-name="P1">| roll | name <text:s text:c="3"/>| marks | class | age <text:s/>|</text:p>
      <text:p text:style-name="P1">+------+---------+-------+-------+------+</text:p>
      <text:p text:style-name="P1">| <text:s text:c="3"/>5 | Pravina | 56.84 | TY <text:s text:c="3"/>| <text:s text:c="2"/>22 |</text:p>
      <text:p text:style-name="P1">| <text:s text:c="3"/>8 | Priya <text:s text:c="2"/>| 55.26 | SY <text:s text:c="3"/>| <text:s text:c="2"/>22 |</text:p>
      <text:p text:style-name="P1">+------+---------+-------+-------+------+</text:p>
      <text:p text:style-name="P1">2 rows in set (0.00 sec)</text:p>
      <text:p text:style-name="P1"/>
      <text:p text:style-name="P1">mysql&gt; </text:p>
      <text:p text:style-name="P1">mysql&gt; select * from student where marks &gt; 60 and marks &lt; 70;</text:p>
      <text:p text:style-name="P1">+------+--------+-------+-------+------+</text:p>
      <text:p text:style-name="P1">| roll | name <text:s text:c="2"/>| marks | class | age <text:s/>|</text:p>
      <text:p text:style-name="P1">+------+--------+-------+-------+------+</text:p>
      <text:p text:style-name="P1">| <text:s text:c="3"/>2 | Vijaya | 67.84 | TY <text:s text:c="3"/>| <text:s text:c="2"/>21 |</text:p>
      <text:p text:style-name="P1">| <text:s text:c="3"/>4 | Rani <text:s text:c="2"/>| 69.88 | TY <text:s text:c="3"/>| <text:s text:c="2"/>20 |</text:p>
      <text:p text:style-name="P1"><text:soft-page-break/>| <text:s text:c="3"/>7 | Ashok <text:s/>| 62.95 | SY <text:s text:c="3"/>| <text:s text:c="2"/>20 |</text:p>
      <text:p text:style-name="P1">| NULL | Suresh | 65.89 | TY <text:s text:c="3"/>| <text:s text:c="2"/>20 |</text:p>
      <text:p text:style-name="P1">+------+--------+-------+-------+------+</text:p>
      <text:p text:style-name="P1">4 rows in set (0.00 sec)</text:p>
      <text:p text:style-name="P1"/>
      <text:p text:style-name="P1">mysql&gt; select * from student where marks between 60 and 70;</text:p>
      <text:p text:style-name="P1">+------+--------+-------+-------+------+</text:p>
      <text:p text:style-name="P1">| roll | name <text:s text:c="2"/>| marks | class | age <text:s/>|</text:p>
      <text:p text:style-name="P1">+------+--------+-------+-------+------+</text:p>
      <text:p text:style-name="P1">| <text:s text:c="3"/>2 | Vijaya | 67.84 | TY <text:s text:c="3"/>| <text:s text:c="2"/>21 |</text:p>
      <text:p text:style-name="P1">| <text:s text:c="3"/>4 | Rani <text:s text:c="2"/>| 69.88 | TY <text:s text:c="3"/>| <text:s text:c="2"/>20 |</text:p>
      <text:p text:style-name="P1">| <text:s text:c="3"/>7 | Ashok <text:s/>| 62.95 | SY <text:s text:c="3"/>| <text:s text:c="2"/>20 |</text:p>
      <text:p text:style-name="P1">| NULL | Suresh | 65.89 | TY <text:s text:c="3"/>| <text:s text:c="2"/>20 |</text:p>
      <text:p text:style-name="P1">+------+--------+-------+-------+------+</text:p>
      <text:p text:style-name="P1">4 rows in set (0.00 sec)</text:p>
      <text:p text:style-name="P1"/>
      <text:p text:style-name="P1">mysql&gt; select * from student;</text:p>
      <text:p text:style-name="P1">+------+---------+-------+-------+------+</text:p>
      <text:p text:style-name="P1">| roll | name <text:s text:c="3"/>| marks | class | age <text:s/>|</text:p>
      <text:p text:style-name="P1">+------+---------+-------+-------+------+</text:p>
      <text:p text:style-name="P1">| <text:s text:c="3"/>2 | Vijaya <text:s/>| 67.84 | TY <text:s text:c="3"/>| <text:s text:c="2"/>21 |</text:p>
      <text:p text:style-name="P1">| <text:s text:c="3"/>3 | Pramod <text:s/>| 72.67 | SY <text:s text:c="3"/>| <text:s text:c="2"/>22 |</text:p>
      <text:p text:style-name="P1">| <text:s text:c="3"/>4 | Rani <text:s text:c="3"/>| 69.88 | TY <text:s text:c="3"/>| <text:s text:c="2"/>20 |</text:p>
      <text:p text:style-name="P1">| <text:s text:c="3"/>5 | Pravina | 56.84 | TY <text:s text:c="3"/>| <text:s text:c="2"/>22 |</text:p>
      <text:p text:style-name="P1">| <text:s text:c="3"/>7 | Ashok <text:s text:c="2"/>| 62.95 | SY <text:s text:c="3"/>| <text:s text:c="2"/>20 |</text:p>
      <text:p text:style-name="P1">| <text:s text:c="3"/>8 | Priya <text:s text:c="2"/>| 55.26 | SY <text:s text:c="3"/>| <text:s text:c="2"/>22 |</text:p>
      <text:p text:style-name="P1">| <text:s text:c="3"/>9 | Rajesh <text:s/>| 81.93 | SY <text:s text:c="3"/>| <text:s text:c="2"/>22 |</text:p>
      <text:p text:style-name="P1">| NULL | Suresh <text:s/>| 65.89 | TY <text:s text:c="3"/>| <text:s text:c="2"/>20 |</text:p>
      <text:p text:style-name="P1">+------+---------+-------+-------+------+</text:p>
      <text:p text:style-name="P1">8 rows in set (0.00 sec)</text:p>
      <text:p text:style-name="P1"/>
      <text:p text:style-name="P1">mysql&gt; select * from student where name between 'Ashok' and 'Priya';</text:p>
      <text:p text:style-name="P1">+------+---------+-------+-------+------+</text:p>
      <text:p text:style-name="P1">| roll | name <text:s text:c="3"/>| marks | class | age <text:s/>|</text:p>
      <text:p text:style-name="P1">+------+---------+-------+-------+------+</text:p>
      <text:p text:style-name="P1">| <text:s text:c="3"/>3 | Pramod <text:s/>| 72.67 | SY <text:s text:c="3"/>| <text:s text:c="2"/>22 |</text:p>
      <text:p text:style-name="P1">| <text:s text:c="3"/>5 | Pravina | 56.84 | TY <text:s text:c="3"/>| <text:s text:c="2"/>22 |</text:p>
      <text:p text:style-name="P1">| <text:s text:c="3"/>7 | Ashok <text:s text:c="2"/>| 62.95 | SY <text:s text:c="3"/>| <text:s text:c="2"/>20 |</text:p>
      <text:p text:style-name="P1">| <text:s text:c="3"/>8 | Priya <text:s text:c="2"/>| 55.26 | SY <text:s text:c="3"/>| <text:s text:c="2"/>22 |</text:p>
      <text:p text:style-name="P1">+------+---------+-------+-------+------+</text:p>
      <text:p text:style-name="P1">4 rows in set (0.01 sec)</text:p>
      <text:p text:style-name="P1"/>
      <text:p text:style-name="P1">mysql&gt; select * from student where name between 'Ashok' and 'Priya' and class = 'SY';</text:p>
      <text:p text:style-name="P1">+------+--------+-------+-------+------+</text:p>
      <text:p text:style-name="P1">| roll | name <text:s text:c="2"/>| marks | class | age <text:s/>|</text:p>
      <text:p text:style-name="P1">+------+--------+-------+-------+------+</text:p>
      <text:p text:style-name="P1">| <text:s text:c="3"/>3 | Pramod | 72.67 | SY <text:s text:c="3"/>| <text:s text:c="2"/>22 |</text:p>
      <text:p text:style-name="P1">| <text:s text:c="3"/>7 | Ashok <text:s/>| 62.95 | SY <text:s text:c="3"/>| <text:s text:c="2"/>20 |</text:p>
      <text:p text:style-name="P1">| <text:s text:c="3"/>8 | Priya <text:s/>| 55.26 | SY <text:s text:c="3"/>| <text:s text:c="2"/>22 |</text:p>
      <text:p text:style-name="P1">+------+--------+-------+-------+------+</text:p>
      <text:p text:style-name="P1">3 rows in set (0.00 sec)</text:p>
      <text:p text:style-name="P1"><text:soft-page-break/></text:p>
      <text:p text:style-name="P1">mysql&gt; </text:p>
      <text:p text:style-name="P1">mysql&gt; select * from student where roll is null;</text:p>
      <text:p text:style-name="P1">+------+--------+-------+-------+------+</text:p>
      <text:p text:style-name="P1">| roll | name <text:s text:c="2"/>| marks | class | age <text:s/>|</text:p>
      <text:p text:style-name="P1">+------+--------+-------+-------+------+</text:p>
      <text:p text:style-name="P1">| NULL | Suresh | 65.89 | TY <text:s text:c="3"/>| <text:s text:c="2"/>20 |</text:p>
      <text:p text:style-name="P1">+------+--------+-------+-------+------+</text:p>
      <text:p text:style-name="P1">1 row in set (0.00 sec)</text:p>
      <text:p text:style-name="P1"/>
      <text:p text:style-name="P1">mysql&gt; select * from student where roll is not null;</text:p>
      <text:p text:style-name="P1">+------+---------+-------+-------+------+</text:p>
      <text:p text:style-name="P1">| roll | name <text:s text:c="3"/>| marks | class | age <text:s/>|</text:p>
      <text:p text:style-name="P1">+------+---------+-------+-------+------+</text:p>
      <text:p text:style-name="P1">| <text:s text:c="3"/>2 | Vijaya <text:s/>| 67.84 | TY <text:s text:c="3"/>| <text:s text:c="2"/>21 |</text:p>
      <text:p text:style-name="P1">| <text:s text:c="3"/>3 | Pramod <text:s/>| 72.67 | SY <text:s text:c="3"/>| <text:s text:c="2"/>22 |</text:p>
      <text:p text:style-name="P1">| <text:s text:c="3"/>4 | Rani <text:s text:c="3"/>| 69.88 | TY <text:s text:c="3"/>| <text:s text:c="2"/>20 |</text:p>
      <text:p text:style-name="P1">| <text:s text:c="3"/>5 | Pravina | 56.84 | TY <text:s text:c="3"/>| <text:s text:c="2"/>22 |</text:p>
      <text:p text:style-name="P1">| <text:s text:c="3"/>7 | Ashok <text:s text:c="2"/>| 62.95 | SY <text:s text:c="3"/>| <text:s text:c="2"/>20 |</text:p>
      <text:p text:style-name="P1">| <text:s text:c="3"/>8 | Priya <text:s text:c="2"/>| 55.26 | SY <text:s text:c="3"/>| <text:s text:c="2"/>22 |</text:p>
      <text:p text:style-name="P1">| <text:s text:c="3"/>9 | Rajesh <text:s/>| 81.93 | SY <text:s text:c="3"/>| <text:s text:c="2"/>22 |</text:p>
      <text:p text:style-name="P1">+------+---------+-------+-------+------+</text:p>
      <text:p text:style-name="P1">7 rows in set (0.00 sec)</text:p>
      <text:p text:style-name="P1"/>
      <text:p text:style-name="P1">mysql&gt; update student set roll=1 where roll is null;</text:p>
      <text:p text:style-name="P1">Query OK, 1 row affected (0.16 sec)</text:p>
      <text:p text:style-name="P1">Rows matched: 1 <text:s/>Changed: 1 <text:s/>Warnings: 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7T10:38:45.988218170</meta:creation-date>
    <dc:date>2023-09-27T10:39:25.189217452</dc:date>
    <meta:editing-duration>PT39S</meta:editing-duration>
    <meta:editing-cycles>2</meta:editing-cycles>
    <meta:generator>LibreOffice/7.4.1.2$Linux_X86_64 LibreOffice_project/3c58a8f3a960df8bc8fd77b461821e42c061c5f0</meta:generator>
    <meta:document-statistic meta:table-count="0" meta:image-count="0" meta:object-count="0" meta:page-count="22" meta:paragraph-count="979" meta:word-count="6893" meta:character-count="34655" meta:non-whitespace-character-count="26757"/>
  </office:meta>
</office:document-meta>
</file>